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1.4909in"/>
    </style:style>
    <style:style style:name="co2" style:family="table-column">
      <style:table-column-properties fo:break-before="auto" style:column-width="1.3929in"/>
    </style:style>
    <style:style style:name="co3" style:family="table-column">
      <style:table-column-properties fo:break-before="auto" style:column-width="1.1752in"/>
    </style:style>
    <style:style style:name="co4" style:family="table-column">
      <style:table-column-properties fo:break-before="auto" style:column-width="8.8484in"/>
    </style:style>
    <style:style style:name="co5" style:family="table-column">
      <style:table-column-properties fo:break-before="auto" style:column-width="1.7736in"/>
    </style:style>
    <style:style style:name="co6" style:family="table-column">
      <style:table-column-properties fo:break-before="auto" style:column-width="0.889in"/>
    </style:style>
    <style:style style:name="co7" style:family="table-column">
      <style:table-column-properties fo:break-before="auto" style:column-width="1.3602in"/>
    </style:style>
    <style:style style:name="co8" style:family="table-column">
      <style:table-column-properties fo:break-before="auto" style:column-width="1.861in"/>
    </style:style>
    <style:style style:name="co9" style:family="table-column">
      <style:table-column-properties fo:break-before="auto" style:column-width="1.4146in"/>
    </style:style>
    <style:style style:name="co10" style:family="table-column">
      <style:table-column-properties fo:break-before="auto" style:column-width="6.9in"/>
    </style:style>
    <style:style style:name="co11" style:family="table-column">
      <style:table-column-properties fo:break-before="auto" style:column-width="2.0673in"/>
    </style:style>
    <style:style style:name="co12" style:family="table-column">
      <style:table-column-properties fo:break-before="auto" style:column-width="1.4256in"/>
    </style:style>
    <style:style style:name="co13" style:family="table-column">
      <style:table-column-properties fo:break-before="auto" style:column-width="6.2909in"/>
    </style:style>
    <style:style style:name="co14" style:family="table-column">
      <style:table-column-properties fo:break-before="auto" style:column-width="1.8063in"/>
    </style:style>
    <style:style style:name="co15" style:family="table-column">
      <style:table-column-properties fo:break-before="auto" style:column-width="2.111in"/>
    </style:style>
    <style:style style:name="co16" style:family="table-column">
      <style:table-column-properties fo:break-before="auto" style:column-width="1.2839in"/>
    </style:style>
    <style:style style:name="co17" style:family="table-column">
      <style:table-column-properties fo:break-before="auto" style:column-width="1.1319in"/>
    </style:style>
    <style:style style:name="co18" style:family="table-column">
      <style:table-column-properties fo:break-before="auto" style:column-width="8.4346in"/>
    </style:style>
    <style:style style:name="co19" style:family="table-column">
      <style:table-column-properties fo:break-before="auto" style:column-width="1.2953in"/>
    </style:style>
    <style:style style:name="ro1" style:family="table-row">
      <style:table-row-properties style:row-height="0.1681in" fo:break-before="auto" style:use-optimal-row-height="true"/>
    </style:style>
    <style:style style:name="ro2" style:family="table-row">
      <style:table-row-properties style:row-height="0.178in" fo:break-before="auto" style:use-optimal-row-height="true"/>
    </style:style>
    <style:style style:name="ro3" style:family="table-row">
      <style:table-row-properties style:row-height="0.1791in" fo:break-before="auto" style:use-optimal-row-height="true"/>
    </style:style>
    <style:style style:name="ro4" style:family="table-row">
      <style:table-row-properties style:row-height="4.9957in" fo:break-before="auto" style:use-optimal-row-height="true"/>
    </style:style>
    <style:style style:name="ro5" style:family="table-row">
      <style:table-row-properties style:row-height="2.5283in" fo:break-before="auto" style:use-optimal-row-height="true"/>
    </style:style>
    <style:style style:name="ro6" style:family="table-row">
      <style:table-row-properties style:row-height="1.5752in" fo:break-before="auto" style:use-optimal-row-height="true"/>
    </style:style>
    <style:style style:name="ro7" style:family="table-row">
      <style:table-row-properties style:row-height="1.2638in" fo:break-before="auto" style:use-optimal-row-height="true"/>
    </style:style>
    <style:style style:name="ro8" style:family="table-row">
      <style:table-row-properties style:row-height="2.6634in" fo:break-before="auto" style:use-optimal-row-height="true"/>
    </style:style>
    <style:style style:name="ro9" style:family="table-row">
      <style:table-row-properties style:row-height="0.6425in" fo:break-before="auto" style:use-optimal-row-height="true"/>
    </style:style>
    <style:style style:name="ro10" style:family="table-row">
      <style:table-row-properties style:row-height="0.4866in" fo:break-before="auto" style:use-optimal-row-height="true"/>
    </style:style>
    <style:style style:name="ro11" style:family="table-row">
      <style:table-row-properties style:row-height="1.1091in" fo:break-before="auto" style:use-optimal-row-height="true"/>
    </style:style>
    <style:style style:name="ro12" style:family="table-row">
      <style:table-row-properties style:row-height="0.798in" fo:break-before="auto" style:use-optimal-row-height="true"/>
    </style:style>
    <style:style style:name="ro13" style:family="table-row">
      <style:table-row-properties style:row-height="1.7307in" fo:break-before="auto" style:use-optimal-row-height="true"/>
    </style:style>
    <style:style style:name="ro14" style:family="table-row">
      <style:table-row-properties style:row-height="3.2854in" fo:break-before="auto" style:use-optimal-row-height="true"/>
    </style:style>
    <style:style style:name="ro15" style:family="table-row">
      <style:table-row-properties style:row-height="0.9535in" fo:break-before="auto" style:use-optimal-row-height="true"/>
    </style:style>
    <style:style style:name="ro16" style:family="table-row">
      <style:table-row-properties style:row-height="0.3311in" fo:break-before="auto" style:use-optimal-row-height="true"/>
    </style:style>
    <style:style style:name="ro17" style:family="table-row">
      <style:table-row-properties style:row-height="2.1453in" fo:break-before="auto" style:use-optimal-row-height="true"/>
    </style:style>
    <style:style style:name="ro18" style:family="table-row">
      <style:table-row-properties style:row-height="0.3835in" fo:break-before="auto" style:use-optimal-row-height="true"/>
    </style:style>
    <style:style style:name="ro19" style:family="table-row">
      <style:table-row-properties style:row-height="2.2181in" fo:break-before="auto" style:use-optimal-row-height="true"/>
    </style:style>
    <style:style style:name="ro20" style:family="table-row">
      <style:table-row-properties style:row-height="0.6937in" fo:break-before="auto" style:use-optimal-row-height="true"/>
    </style:style>
    <style:style style:name="ro21" style:family="table-row">
      <style:table-row-properties style:row-height="3.1299in" fo:break-before="auto" style:use-optimal-row-height="true"/>
    </style:style>
    <style:style style:name="ro22" style:family="table-row">
      <style:table-row-properties style:row-height="1.8547in" fo:break-before="auto" style:use-optimal-row-height="true"/>
    </style:style>
    <style:style style:name="ro23" style:family="table-row">
      <style:table-row-properties style:row-height="4.5291in" fo:break-before="auto" style:use-optimal-row-height="true"/>
    </style:style>
    <style:style style:name="ro24" style:family="table-row">
      <style:table-row-properties style:row-height="1.8862in" fo:break-before="auto" style:use-optimal-row-height="true"/>
    </style:style>
    <style:style style:name="ro25" style:family="table-row">
      <style:table-row-properties style:row-height="1.4193in" fo:break-before="auto" style:use-optimal-row-height="true"/>
    </style:style>
    <style:style style:name="ro26" style:family="table-row">
      <style:table-row-properties style:row-height="1.1291in" fo:break-before="auto" style:use-optimal-row-height="true"/>
    </style:style>
    <style:style style:name="ro27" style:family="table-row">
      <style:table-row-properties style:row-height="1.6272in" fo:break-before="auto" style:use-optimal-row-height="true"/>
    </style:style>
    <style:style style:name="ro28" style:family="table-row">
      <style:table-row-properties style:row-height="2.9744in" fo:break-before="auto" style:use-optimal-row-height="true"/>
    </style:style>
    <style:style style:name="ro29" style:family="table-row">
      <style:table-row-properties style:row-height="0.1756in" fo:break-before="auto" style:use-optimal-row-height="true"/>
    </style:style>
    <style:style style:name="ro30" style:family="table-row">
      <style:table-row-properties style:row-height="1.6681in" fo:break-before="auto" style:use-optimal-row-height="true"/>
    </style:style>
    <style:style style:name="ro31" style:family="table-row">
      <style:table-row-properties style:row-height="3.7209in" fo:break-before="auto" style:use-optimal-row-height="true"/>
    </style:style>
    <style:style style:name="ro32" style:family="table-row">
      <style:table-row-properties style:row-height="0.8492in" fo:break-before="auto" style:use-optimal-row-height="true"/>
    </style:style>
    <style:style style:name="ro33" style:family="table-row">
      <style:table-row-properties style:row-height="0.95in" fo:break-before="auto" style:use-optimal-row-height="false"/>
    </style:style>
    <style:style style:name="ro34" style:family="table-row">
      <style:table-row-properties style:row-height="2.3528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order-bottom="0.06pt solid #000000" fo:border-left="none" fo:padding-bottom="0.0193in" fo:padding-left="0.0138in" fo:padding-right="0.0138in" fo:padding-top="0.0193in" fo:border-right="none" fo:border-top="none"/>
      <style:text-properties fo:font-weight="bold" style:font-weight-asian="bold" style:font-weight-complex="bold"/>
    </style:style>
    <style:style style:name="ce2" style:family="table-cell" style:parent-style-name="Default" style:data-style-name="N100">
      <style:table-cell-properties fo:wrap-option="wrap" fo:border="0.06pt solid #000000" fo:padding-bottom="0.0193in" fo:padding-left="0.0138in" fo:padding-right="0.0138in" fo:padding-top="0.0193in"/>
      <style:text-properties fo:font-size="10pt" fo:language="en" fo:country="US" style:font-size-asian="10pt" style:language-asian="en" style:country-asian="US" style:font-size-complex="10pt" style:language-complex="en" style:country-complex="US"/>
    </style:style>
    <style:style style:name="ce3" style:family="table-cell" style:parent-style-name="Default" style:data-style-name="N100">
      <style:table-cell-properties fo:wrap-option="wrap" fo:border="0.06pt solid #000000" fo:padding-bottom="0.0193in" fo:padding-left="0.0138in" fo:padding-right="0.0138in" fo:padding-top="0.0193in"/>
    </style:style>
    <style:style style:name="ce4" style:family="table-cell" style:parent-style-name="Default" style:data-style-name="N100">
      <style:table-cell-properties fo:wrap-option="wrap" fo:border="0.06pt solid #000000" fo:padding-bottom="0.0193in" fo:padding-left="0.0138in" fo:padding-right="0.0138in" fo:padding-top="0.0193in"/>
      <style:text-properties fo:font-size="10pt" style:font-size-asian="10pt" style:font-size-complex="10pt"/>
    </style:style>
    <style:style style:name="ce5" style:family="table-cell" style:parent-style-name="Default" style:data-style-name="N100">
      <style:table-cell-properties fo:wrap-option="wrap" fo:border="0.06pt solid #000000" fo:padding-bottom="0.0193in" fo:padding-left="0.0138in" fo:padding-right="0.0138in" fo:padding-top="0.0193in"/>
      <style:text-properties style:font-name="Arial" fo:font-size="10pt" fo:language="en" fo:country="US" style:font-name-asian="Arial" style:font-size-asian="10pt" style:language-asian="en" style:country-asian="US" style:font-name-complex="Arial" style:font-size-complex="10pt" style:language-complex="en" style:country-complex="US"/>
    </style:style>
    <style:style style:name="ce6" style:family="table-cell" style:parent-style-name="Default">
      <style:table-cell-properties fo:border="0.06pt solid #000000"/>
    </style:style>
    <style:style style:name="ce7" style:family="table-cell" style:parent-style-name="Default">
      <style:table-cell-properties fo:wrap-option="wrap" fo:border="0.06pt solid #000000"/>
      <style:text-properties style:use-window-font-color="true"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data-style-name="N100">
      <style:table-cell-properties fo:wrap-option="wrap" fo:border="0.06pt solid #000000" fo:padding-bottom="0.0193in" fo:padding-left="0.0138in" fo:padding-right="0.0138in" fo:padding-top="0.0193in"/>
      <style:text-properties fo:language="en" fo:country="US" style:language-asian="en" style:country-asian="US" style:language-complex="en" style:country-complex="US"/>
    </style:style>
    <style:style style:name="ce9" style:family="table-cell" style:parent-style-name="Default">
      <style:table-cell-properties fo:wrap-option="wrap" fo:border="0.06pt solid #000000"/>
      <style:text-properties style:use-window-font-color="true" style:text-outline="false" style:text-line-through-style="none" style:font-name="Times New Roman" fo:font-size="10pt" fo:language="en" fo:country="US"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data-style-name="N100">
      <style:table-cell-properties fo:wrap-option="wrap" fo:border="0.06pt solid #000000" fo:padding-bottom="0.0193in" fo:padding-left="0.0138in" fo:padding-right="0.0138in" fo:padding-top="0.0193in"/>
      <style:text-properties style:font-name="Arial" fo:font-size="9.5pt" fo:language="en" fo:country="US" style:font-name-asian="Arial" style:font-size-asian="9.5pt" style:language-asian="en" style:country-asian="US" style:font-name-complex="Arial" style:font-size-complex="5.40000009536743pt" style:language-complex="en" style:country-complex="US"/>
    </style:style>
    <style:style style:name="ce11" style:family="table-cell" style:parent-style-name="Default" style:data-style-name="N100">
      <style:table-cell-properties fo:wrap-option="wrap" fo:border="0.06pt solid #000000" fo:padding-bottom="0.0193in" fo:padding-left="0.0138in" fo:padding-right="0.0138in" fo:padding-top="0.0193in"/>
      <style:text-properties style:font-name="Arial" style:font-name-asian="Arial Unicode MS" style:font-name-complex="Arial Unicode MS"/>
    </style:style>
    <style:style style:name="ce12" style:family="table-cell" style:parent-style-name="Default" style:data-style-name="N100">
      <style:table-cell-properties style:text-align-source="fix" style:repeat-content="false" fo:wrap-option="wrap" fo:border="0.06pt solid #000000" fo:padding-bottom="0.0193in" fo:padding-left="0.0138in" fo:padding-right="0.0138in" fo:padding-top="0.0193in"/>
      <style:paragraph-properties fo:text-align="start" fo:margin-left="0in"/>
    </style:style>
    <style:style style:name="ce13" style:family="table-cell" style:parent-style-name="Default" style:data-style-name="N100">
      <style:table-cell-properties fo:wrap-option="wrap" fo:border="0.06pt solid #000000"/>
    </style:style>
    <style:style style:name="ce14" style:family="table-cell" style:parent-style-name="Default" style:data-style-name="N100">
      <style:table-cell-properties fo:wrap-option="wrap" fo:border="0.06pt solid #000000"/>
      <style:text-properties style:font-weight-asian="normal"/>
    </style:style>
    <style:style style:name="T1" style:family="text">
      <style:text-properties style:text-outline="false" style:text-line-through-style="none" style:font-name="Arial" fo:font-style="normal" fo:text-shadow="none" style:text-underline-style="none" fo:font-weight="normal" style:font-name-asian="Arial" style:font-size-asian="8pt" style:font-style-asian="normal" style:font-weight-asian="normal" style:font-name-complex="Arial" style:font-size-complex="4.59999990463257pt" style:font-style-complex="normal" style:font-weight-complex="normal" style:text-emphasize="none" style:text-overline-style="none" style:text-overline-color="font-color"/>
    </style:style>
    <style:style style:name="T2" style:family="text">
      <style:text-properties style:text-outline="false" style:text-line-through-style="none" style:font-name="Arial" fo:font-style="normal" fo:text-shadow="none" style:text-underline-style="none" fo:font-weight="normal" style:font-name-asian="Arial" style:font-size-asian="7pt" style:font-style-asian="normal" style:font-weight-asian="normal" style:font-name-complex="Arial" style:font-size-complex="4pt" style:font-style-complex="normal" style:font-weight-complex="normal" style:text-emphasize="none" style:text-overline-style="none" style:text-overline-color="font-color"/>
    </style:style>
    <style:style style:name="T3" style:family="text">
      <style:text-properties style:text-outline="false" style:text-line-through-style="none" style:font-name="Arial Unicode MS1" fo:font-style="normal" fo:text-shadow="none" style:text-underline-style="none" fo:font-weight="normal" style:font-name-asian="Arial Unicode MS1" style:font-size-asian="7pt" style:font-style-asian="normal" style:font-weight-asian="normal" style:font-name-complex="Arial Unicode MS1" style:font-size-complex="4pt" style:font-style-complex="normal" style:font-weight-complex="normal" style:text-emphasize="none" style:text-overline-style="none" style:text-overline-color="font-color"/>
    </style:style>
    <style:style style:name="T4" style:family="text">
      <style:text-properties fo:font-size="12pt"/>
    </style:style>
    <style:style style:name="T5" style:family="text">
      <style:text-properties style:text-outline="false" style:text-line-through-style="none" style:font-name="Arial Unicode MS1" fo:font-size="11pt" fo:font-style="normal" fo:text-shadow="none" style:text-underline-style="none" fo:font-weight="normal" style:font-name-asian="Arial Unicode MS1" style:font-size-asian="11pt" style:font-style-asian="normal" style:font-weight-asian="normal" style:font-name-complex="Arial Unicode MS1" style:font-size-complex="11pt" style:font-style-complex="normal" style:font-weight-complex="normal" style:text-emphasize="none" style:text-overline-style="none" style:text-overline-color="font-color"/>
    </style:style>
    <style:style style:name="T6" style:family="text">
      <style:text-properties style:text-outline="false" style:text-line-through-style="none" style:font-name="Arial Unicode MS1" fo:font-size="10pt" fo:font-style="normal" fo:text-shadow="none" style:text-underline-style="none" fo:font-weight="normal" style:font-name-asian="Arial Unicode MS1" style:font-size-asian="10pt" style:font-style-asian="normal" style:font-weight-asian="normal" style:font-name-complex="Arial Unicode MS1" style:font-size-complex="10pt" style:font-style-complex="normal" style:font-weight-complex="normal" style:text-emphasize="none" style:text-overline-style="none" style:text-overline-color="font-color"/>
    </style:style>
    <style:style style:name="T7" style:family="text">
      <style:text-properties style:text-outline="false" style:text-line-through-style="none" style:font-name="Arial Unicode MS1" fo:font-size="7pt" fo:font-style="normal" fo:text-shadow="none" style:text-underline-style="none" fo:font-weight="normal" style:font-name-asian="Arial Unicode MS1" style:font-size-asian="7pt" style:font-style-asian="normal" style:font-weight-asian="normal" style:font-name-complex="Arial Unicode MS1" style:font-size-complex="4pt" style:font-style-complex="normal" style:font-weight-complex="normal" style:text-emphasize="none" style:text-overline-style="none" style:text-overline-color="font-color"/>
    </style:style>
    <style:style style:name="T8" style:family="text">
      <style:text-properties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text-emphasize="none" style:text-overline-style="none" style:text-overline-color="font-color"/>
    </style:style>
    <style:style style:name="T9" style:family="text">
      <style:text-properties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text-overline-style="none" style:text-overline-color="font-color"/>
    </style:style>
    <style:style style:name="T10" style:family="text">
      <style:text-properties fo:font-weight="bold" style:font-weight-asian="bold" style:font-weight-complex="bold"/>
    </style:style>
    <style:style style:name="T11" style:family="text">
      <style:text-properties style:text-outline="false" style:text-line-through-style="none" style:font-name="Arial" fo:font-style="normal" fo:text-shadow="none" style:text-underline-style="none" fo:font-weight="normal" style:font-name-asian="Arial" style:font-size-asian="7.5pt" style:font-style-asian="normal" style:font-weight-asian="normal" style:font-name-complex="Arial" style:font-size-complex="4.30000019073486pt" style:font-style-complex="normal" style:font-weight-complex="normal" style:text-emphasize="none" style:text-overline-style="none" style:text-overline-color="font-color"/>
    </style:style>
    <style:style style:name="T12" style:family="text">
      <style:text-properties style:text-outline="false" style:text-line-through-style="none" style:font-name="Arial Unicode MS1" fo:font-style="normal" fo:text-shadow="none" style:text-underline-style="none" fo:font-weight="normal" style:font-name-asian="Arial Unicode MS1" style:font-size-asian="7.5pt" style:font-style-asian="normal" style:font-weight-asian="normal" style:font-name-complex="Arial Unicode MS1" style:font-size-complex="4.30000019073486pt" style:font-style-complex="normal" style:font-weight-complex="normal" style:text-emphasize="none" style:text-overline-style="none" style:text-overline-color="font-color"/>
    </style:style>
    <style:style style:name="T13" style:family="text">
      <style:text-properties style:text-outline="false" style:text-line-through-style="none" style:font-name="Arial Unicode MS1" fo:font-size="8pt" fo:font-style="normal" fo:text-shadow="none" style:text-underline-style="none" fo:font-weight="normal" style:font-name-asian="Arial Unicode MS1" style:font-size-asian="8pt" style:font-style-asian="normal" style:font-weight-asian="normal" style:font-name-complex="Arial Unicode MS1" style:font-size-complex="4.59999990463257pt" style:font-style-complex="normal" style:font-weight-complex="normal" style:text-emphasize="none" style:text-overline-style="none" style:text-overline-color="font-color"/>
    </style:style>
    <style:style style:name="T14" style:family="text">
      <style:text-properties style:text-outline="false" style:text-line-through-style="none" fo:font-size="9.5pt" fo:font-style="normal" fo:text-shadow="none" style:text-underline-style="none" fo:font-weight="normal" style:font-size-asian="9.5pt" style:font-style-asian="normal" style:font-weight-asian="normal" style:font-size-complex="5.40000009536743pt" style:font-style-complex="normal" style:font-weight-complex="normal" style:text-emphasize="none" style:text-overline-style="none" style:text-overline-color="font-color"/>
    </style:style>
    <style:style style:name="T15" style:family="text">
      <style:text-properties fo:font-weight="normal" style:font-weight-asian="normal" style:font-weight-complex="normal"/>
    </style:style>
    <style:style style:name="T16" style:family="text">
      <style:text-properties style:text-outline="false" style:text-line-through-style="none" fo:font-style="normal" fo:text-shadow="none" style:text-underline-style="none" fo:font-weight="normal" style:font-name-asian="Arial" style:font-size-asian="9.5pt" style:font-style-asian="normal" style:font-weight-asian="normal" style:font-name-complex="Arial" style:font-size-complex="5.40000009536743pt" style:font-style-complex="normal" style:font-weight-complex="normal" style:text-emphasize="none" style:text-overline-style="none" style:text-overline-color="font-color"/>
    </style:style>
    <style:style style:name="T17" style:family="text">
      <style:text-properties style:text-outline="false" style:text-line-through-style="none" style:font-name="Arial Unicode MS1" fo:font-size="9.5pt" fo:font-style="normal" fo:text-shadow="none" style:text-underline-style="none" fo:font-weight="normal" style:font-name-asian="Arial" style:font-size-asian="9.5pt" style:font-style-asian="normal" style:font-weight-asian="normal" style:font-name-complex="Arial" style:font-size-complex="5.40000009536743pt" style:font-style-complex="normal" style:font-weight-complex="normal" style:text-emphasize="none" style:text-overline-style="none" style:text-overline-color="font-color"/>
    </style:style>
    <style:style style:name="T18" style:family="text">
      <style:text-properties fo:font-size="10pt" style:font-size-asian="10pt" style:font-size-complex="10pt"/>
    </style:style>
    <style:style style:name="T19" style:family="text">
      <style:text-properties style:font-name="Arial Unicode MS1" fo:font-size="10pt" style:font-name-asian="Arial Unicode MS1" style:font-size-asian="10pt" style:font-name-complex="Arial Unicode MS1" style:font-size-complex="10pt"/>
    </style:style>
    <style:style style:name="T20" style:family="text">
      <style:text-properties fo:font-size="10pt" style:font-name-asian="Arial Unicode MS1" style:font-size-asian="10pt" style:font-name-complex="Arial Unicode MS1" style:font-size-complex="10pt"/>
    </style:style>
    <style:style style:name="T21" style:family="text">
      <style:text-properties style:font-name="Arial Unicode MS1" style:font-name-asian="Arial Unicode MS1" style:font-size-asian="7pt" style:font-name-complex="Arial Unicode MS1" style:font-size-complex="4pt"/>
    </style:style>
    <style:style style:name="T22" style:family="text">
      <style:text-properties style:font-name-asian="Arial Unicode MS1" style:font-size-asian="7pt" style:font-name-complex="Arial Unicode MS1" style:font-size-complex="4pt"/>
    </style:style>
    <style:style style:name="T23" style:family="text">
      <style:text-properties fo:font-weight="bold" style:font-name-asian="Arial Unicode MS1" style:font-size-asian="7pt" style:font-weight-asian="bold" style:font-name-complex="Arial Unicode MS1" style:font-size-complex="4pt" style:font-weight-complex="bold"/>
    </style:style>
    <style:style style:name="T24" style:family="text">
      <style:text-properties style:text-outline="false" style:text-line-through-style="none" style:font-name="Arial Unicode MS1" fo:font-style="normal" fo:text-shadow="none" style:text-underline-style="none" fo:font-weight="normal" style:font-name-asian="Arial Unicode MS1" style:font-size-asian="9.5pt" style:font-style-asian="normal" style:font-weight-asian="normal" style:font-name-complex="Arial Unicode MS1" style:font-size-complex="5.40000009536743pt" style:font-style-complex="normal" style:font-weight-complex="normal" style:text-emphasize="none" style:text-overline-style="none" style:text-overline-color="font-color"/>
    </style:style>
    <style:style style:name="T25" style:family="text">
      <style:text-properties style:font-name="Arial" style:font-name-asian="Arial" style:font-size-asian="10pt" style:font-name-complex="Arial" style:font-size-complex="10pt"/>
    </style:style>
    <style:style style:name="T26" style:family="text">
      <style:text-properties style:text-outline="false" style:text-line-through-style="none" style:font-name="Arial"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text-overline-style="none" style:text-overline-color="font-color"/>
    </style:style>
    <style:style style:name="T27" style:family="text">
      <style:text-properties style:font-name="Arial Unicode MS1" style:font-name-asian="Arial Unicode MS1" style:font-size-asian="10pt" style:font-name-complex="Arial Unicode MS1" style:font-size-complex="10pt"/>
    </style:style>
    <style:style style:name="T28" style:family="text">
      <style:text-properties style:font-name="Arial Unicode MS1" fo:font-size="8pt" style:font-name-asian="Arial Unicode MS1" style:font-size-asian="8pt" style:font-name-complex="Arial Unicode MS1" style:font-size-complex="4.59999990463257pt"/>
    </style:style>
    <style:style style:name="T29" style:family="text">
      <style:text-properties fo:font-size="10.5pt" style:font-size-asian="10.5pt" style:font-size-complex="10.5pt"/>
    </style:style>
    <style:style style:name="T30" style:family="text">
      <style:text-properties style:font-name="Arial Unicode MS1" fo:font-size="10.5pt" style:font-name-asian="Arial Unicode MS1" style:font-size-asian="10.5pt" style:font-name-complex="Arial Unicode MS1" style:font-size-complex="10.5pt"/>
    </style:style>
    <style:style style:name="T31" style:family="text">
      <style:text-properties fo:font-size="12pt" fo:font-weight="bold" style:font-size-asian="12pt" style:font-weight-asian="bold" style:font-size-complex="12pt" style:font-weight-complex="bold"/>
    </style:style>
    <style:style style:name="T32" style:family="text">
      <style:text-properties style:font-name="Arial Unicode MS1" style:font-name-asian="Arial Unicode MS1" style:font-size-asian="7.5pt" style:font-name-complex="Arial Unicode MS1" style:font-size-complex="4.30000019073486pt"/>
    </style:style>
    <style:style style:name="T33" style:family="text">
      <style:text-properties style:font-name="Arial Unicode MS1" fo:font-size="8pt" style:font-name-asian="Arial Unicode MS1" style:font-size-asian="8pt" style:font-weight-asian="normal" style:font-name-complex="Arial Unicode MS1" style:font-size-complex="4.59999990463257pt"/>
    </style:style>
    <style:style style:name="T34" style:family="text">
      <style:text-properties style:font-name="Arial Unicode MS1" fo:font-size="7pt" style:font-name-asian="Arial Unicode MS1" style:font-size-asian="7pt" style:font-name-complex="Arial Unicode MS1" style:font-size-complex="4pt"/>
    </style:style>
  </office:automatic-styles>
  <office:body>
    <office:spreadsheet>
      <table:table table:name="Hindu Holidays and Festivals" table:style-name="ta1">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row table:style-name="ro1">
          <table:table-cell table:style-name="Default" office:value-type="string">
            <text:p>Hindu religious festivals and holidays</text:p>
          </table:table-cell>
          <table:table-cell table:style-name="Default" table:number-columns-repeated="4"/>
        </table:table-row>
        <table:table-row table:style-name="ro1">
          <table:table-cell table:style-name="Default" office:value-type="string">
            <text:p>(Excludes Tamil sidereal calendar and other traditions)</text:p>
          </table:table-cell>
          <table:table-cell table:style-name="Default" table:number-columns-repeated="4"/>
        </table:table-row>
        <table:table-row table:style-name="ro1">
          <table:table-cell table:style-name="Default" office:value-type="string">
            <text:p>(Excludes longer time frames and generic holidays)</text:p>
          </table:table-cell>
          <table:table-cell table:style-name="Default" table:number-columns-repeated="4"/>
        </table:table-row>
        <table:table-row table:style-name="ro1">
          <table:table-cell table:style-name="Default" office:value-type="string">
            <text:p>See other spreadsheet tabs in this file for those excluded holidays and time frames.</text:p>
          </table:table-cell>
          <table:table-cell table:style-name="Default" table:number-columns-repeated="4"/>
        </table:table-row>
        <table:table-row table:style-name="ro2">
          <table:table-cell table:style-name="Default" table:number-columns-repeated="5"/>
        </table:table-row>
        <table:table-row table:style-name="ro3">
          <table:table-cell table:style-name="ce1" office:value-type="string">
            <text:p>Date</text:p>
          </table:table-cell>
          <table:table-cell table:style-name="ce1" office:value-type="string">
            <text:p>Indian name</text:p>
          </table:table-cell>
          <table:table-cell table:style-name="ce1" office:value-type="string">
            <text:p>English name</text:p>
          </table:table-cell>
          <table:table-cell table:style-name="ce1" office:value-type="string">
            <text:p>Description</text:p>
          </table:table-cell>
          <table:table-cell table:style-name="ce1" office:value-type="string">
            <text:p>Notes</text:p>
          </table:table-cell>
        </table:table-row>
        <table:table-row table:style-name="ro4">
          <table:table-cell table:style-name="ce2" office:value-type="string">
            <text:p>Ashvin Shukla <text:span text:style-name="T1">Pratipad </text:span><text:s/>to Ashvin Shukla Navami <text:s/>(Usually September–November)</text:p>
          </table:table-cell>
          <table:table-cell office:value-type="string">
            <text:p>Navratri <text:s/>[Sharad Navatatri] <text:s/></text:p>
          </table:table-cell>
          <table:table-cell office:value-type="string">
            <text:p>“9 nights”</text:p>
          </table:table-cell>
          <table:table-cell office:value-type="string">
            <text:p><text:span text:style-name="T18">Festival dedicated to the worship of the Hindu deity Durga. The word Navaratri literally means nine nights in Sanskrit, nava meaning nine </text:span><text:span text:style-name="T18">and ratri meaning nights.[2] During these nine nights and ten days, nine forms of Shakti/Devi are worshiped. The tenth day is commonly </text:span><text:span text:style-name="T18">referred to as Vijayadashami or "Dussehra." Navratri is a very important and major festival in the western states of Gujarat, Maharashtra, </text:span><text:span text:style-name="T18">and Karnataka during which the traditional dance of Gujarat called "Garba" is widely performed. </text:span></text:p>
            <text:p><text:span text:style-name="T19"/></text:p>
            <text:p><text:span text:style-name="T19">First three days: The goddess is separated as a spiritual force called Durga also known as Kali in order to destroy all our ,evil and grants </text:span><text:span text:style-name="T19">boons.</text:span></text:p>
            <text:p><text:span text:style-name="T19"/></text:p>
            <text:p><text:span text:style-name="T19">Second three days: The Mother is adored as a giver of spiritual wealth, Lakshmi, who is considered to have the power of bestowing on </text:span><text:span text:style-name="T19">her devotees inexhaustible wealth, as she is the goddess of wealth.</text:span></text:p>
            <text:p><text:span text:style-name="T19"/></text:p>
            <text:p><text:span text:style-name="T19">Final three days: The final set of three days is spent in worshiping the goddess of wisdom, Saraswati. In order to have all-round success </text:span><text:span text:style-name="T19">in life, believers seek the blessings of all three aspects of the divine femininity, hence the nine nights of worship.</text:span></text:p>
            <text:p><text:span text:style-name="T19"/></text:p>
            <text:p><text:span text:style-name="T19">Eighth day is traditionally Durgashtami which is big in Bengal and Bihar</text:span></text:p>
            <text:p><text:span text:style-name="T19"/></text:p>
            <text:p><text:span text:style-name="T19">In some parts of South India, Saraswati puja is performed on the 9th day. Ayudha Puja is conducted in many parts of South India on the </text:span><text:span text:style-name="T19">Mahanavami (Ninth) day with much fanfare. Weapons, agricultural implements, all kinds of tools, equipments, machinery and </text:span><text:span text:style-name="T19">automobiles are decorated and worshipped on this day along with the worship of Goddess. The work starts afresh from the next day, i.e. </text:span><text:span text:style-name="T19">the 10th day which is celebrated as 'Vijaya Dashami'.</text:span></text:p>
            <text:p><text:span text:style-name="T19"/></text:p>
            <text:p><text:span text:style-name="T19">Navaratri is celebrated five times a year. They are Vasanta Navaratri, Ashadha Navaratri, the Sharad Navaratri, and the Paush/Magha </text:span><text:span text:style-name="T19">Navaratri. Of these, the Sharad Navaratri of the month of Puratashi and the Vasanta Navaratri of the Vasanta kala are the most </text:span><text:span text:style-name="T19">important.</text:span></text:p>
            <text:p><text:span text:style-name="T19"/></text:p>
            <text:p><text:span text:style-name="T19">3. Sharad Navaratri: This is the most important of the Navaratris. It is simply called Maha Navaratri (the Great Navratri) and is celebrated </text:span><text:span text:style-name="T19">in the 'pratipada' (first day) of the bright fortnight of the lunar month of Ashvina. Also known as Sharad Navaratri, as it is celebrated </text:span><text:span text:style-name="T19">during Sharad (beginning of winter, September–October).</text:span></text:p>
            <text:p><text:span text:style-name="T19"/></text:p>
            <text:p><text:span text:style-name="T19">The last four days of Sharad Navaratri take on a particularly dramatic form in the state of West Bengal in East India where they are </text:span><text:span text:style-name="T19">celebrated as Durga Puja.[3] This is the biggest festival of the year in this state. Exquisitely crafted and decorated life-size clay idols of </text:span><text:span text:style-name="T19">the Goddess Durga depicting her slaying the demon Mahishasura are set up in temples and other places. These idols are then </text:span><text:span text:style-name="T19">worshiped for five days and immersed in the river on the fifth day.</text:span></text:p>
          </table:table-cell>
          <table:table-cell office:value-type="string">
            <text:p>There are 5 different Navaratri over the course of the year. <text:s/>See wikipedia for the stories for each one: <text:a xlink:href="http://en.wikipedia.org/wiki/Navarathri">http://en.wikipedia.org/wiki/Navarathri</text:a></text:p>
          </table:table-cell>
        </table:table-row>
        <table:table-row table:style-name="ro5">
          <table:table-cell office:value-type="string">
            <text:p>10th day of shukla paksha <text:s/>of Ashwin. <text:s/>(September – October)</text:p>
          </table:table-cell>
          <table:table-cell office:value-type="string">
            <text:p>Vijayadashami</text:p>
          </table:table-cell>
          <table:table-cell office:value-type="string">
            <text:p>victory on the dashmi (Dashmi being the tenth lunar day of the Hindu calendar month).</text:p>
          </table:table-cell>
          <table:table-cell table:style-name="ce12" office:value-type="string">
            <text:p><text:span text:style-name="T9">Vijayadashami </text:span><text:span text:style-name="T18">also known as Dashahara, Dussehra, Dashain (in Nepal), Navratri or Durgotsav is one of the most important Hindu </text:span><text:span text:style-name="T18">festivals celebrated in various forms, across India, Nepal and Bangladesh.</text:span></text:p>
            <text:p><text:span text:style-name="T18"/></text:p>
            <text:p><text:span text:style-name="T18">The name Dussehra is derived from Sanskrit Dasha-hara literally means removal of ten referring to Lord Rama's victory over the ten-</text:span><text:span text:style-name="T18">headed demon king Ravana.[1] The day also marks the victory of Goddess Durga over the demons Mahishasur. The name </text:span><text:span text:style-name="T18">Vijayadashami is also derived from the Sanskrit words "Vijaya-dashmi" literally meaning the victory on the dashmi (Dashmi being the </text:span><text:span text:style-name="T18">tenth lunar day of the Hindu calendar month). <text:s text:c="5"/></text:span></text:p>
            <text:p><text:span text:style-name="T19"/></text:p>
            <text:p><text:span text:style-name="T18">Significance: Celebrating victory of Shakti over Mahishasura, of Lord Rama over Ravana, and of Durga over demons like Madhu-Kaitav, </text:span><text:span text:style-name="T18">Chanda-Munda and Shumbha- Nishumbha; that is victory of good over evil. <text:s/>Celebrations: This day marks the end of Durga Puja so </text:span><text:span text:style-name="T18">people immerse the idols and go to each others' house and exchange gifts and sweets. <text:s/>Observances: Putting tika on forehead, prayers, </text:span><text:span text:style-name="T18">religious rituals like burning an effigy of Ravana </text:span></text:p>
            <text:p><text:span text:style-name="T20"/></text:p>
            <text:p><text:span text:style-name="T20">tenth day of the month of Ashwin according to the Hindu lunisolar calendar which corresponds to September or October of the Gregorian </text:span><text:span text:style-name="T20">calendar. The first nine days are celebrated as Maha Navratri(Devnagari: </text:span><text:span text:style-name="T20">नवरात्रि</text:span><text:span text:style-name="T20">, 'nine nights') or Sharada Navratri (the most important </text:span><text:span text:style-name="T20">Navratri) and culminates on the tenth day as Dasara.</text:span></text:p>
          </table:table-cell>
          <table:table-cell office:value-type="string">
            <text:p>See the wikipedia article for stories connected to this festival. <text:s/><text:a xlink:href="http://en.wikipedia.org/wiki/Vijayadashami">http://en.wikipedia.org/wiki/Vijayadashami</text:a></text:p>
            <text:p><text:span text:style-name="T28"/></text:p>
            <text:p><text:span text:style-name="T28">One story mentions the number 14.</text:span></text:p>
          </table:table-cell>
        </table:table-row>
        <table:table-row table:style-name="ro6">
          <table:table-cell table:style-name="ce4" office:value-type="string">
            <text:p>5 days: <text:span text:style-name="T2">starts on Dhanteras, celebrated on the 13th lunar day of Krishna paksha </text:span><text:span text:style-name="T3">of the month Ashwin and ends on Bhaubeej, celebrated </text:span><text:span text:style-name="T3">on 2nd lunar day of Shukla paksha of month Kartik. </text:span></text:p>
          </table:table-cell>
          <table:table-cell table:style-name="ce7" office:value-type="string">
            <text:p>Deepavali or Diwali</text:p>
          </table:table-cell>
          <table:table-cell office:value-type="string">
            <text:p>festival of lights</text:p>
          </table:table-cell>
          <table:table-cell table:style-name="ce4" office:value-type="string">
            <text:p>a five-day Hindu festival. <text:s/>The name "Diwali" or "Divali" is a contraction of "Deepavali" (Sanskrit: दीपावली Dīpāvalī), which translates into "row of lamps".[6] Diwali involves the lighting of small clay lamps (dīpa in Sanskrit: दीप) filled with oil to signify the triumph of good over evil.</text:p>
            <text:p><text:span text:style-name="T21"/></text:p>
            <text:p><text:span text:style-name="T21">The festival starts with Dhanteras on which most Indian business communities begin their financial year. The second day of the festival is </text:span><text:span text:style-name="T21">called the Naraka Chaturdasi. Amavasya, the third day of Diwali, marks the worship of Lakshmi, the goddess of wealth. The fourth day of </text:span><text:span text:style-name="T21">Diwali is known as Kartika Shudda Padyami. The fifth day is referred to as Yama Dvitiya (also called Bhai Dooj), and on this day sisters </text:span><text:span text:style-name="T21">invite their brothers to their homes.</text:span></text:p>
          </table:table-cell>
          <table:table-cell/>
        </table:table-row>
        <table:table-row table:style-name="ro7">
          <table:table-cell table:style-name="ce4"/>
          <table:table-cell table:style-name="ce7"/>
          <table:table-cell/>
          <table:table-cell table:style-name="ce4" office:value-type="string">
            <text:p>Deepavali which means "row of lights/lamps" in kannada and telugu and Sanskrit is called "Divali" in North India, Deepa means lamp and in Hindi a lamp is mostly called a Diya or Di. The festival is celebrated on the occasion of Lord Krishna and his wife Satyabhama killing a demon Narakasura. Another story says the festival is celebrated for the return of Rama and Sita to the kingdom Ayodhya after fourteen years of exile.</text:p>
            <text:p/>
            <text:p>Rama is exiled to the forest for 17 years, his devoted wife Sita and humble brother Laxman decide to join him, after 17 years the whole village know he is returning so light lamps or 'divas' to guide him, his wife and brother home. So every year lamps are lit to represent Rama finding his way back home after the harsh punishment of being sent to exile in the forest.</text:p>
          </table:table-cell>
          <table:table-cell/>
        </table:table-row>
        <table:table-row table:style-name="ro8">
          <table:table-cell table:number-columns-repeated="3"/>
          <table:table-cell office:value-type="string">
            <text:p>Each day of Diwali marks one celebration of the six principal stories associated with the festival.</text:p>
            <text:p/>
            <text:p>Hindus have several significant events associated with Diwali:</text:p>
            <text:p/>
            <text:p><text:s text:c="4"/>The return of Rama after 14 years of Vanvas (exile). To welcome his return, diyas (ghee lamps) were lit in rows of 20.</text:p>
            <text:p><text:s text:c="4"/>The killing of Narakasura: Celebrated as Naraka Chaturdashi, one day before Diwali, it commemorates the killing of the evil demon Narakasura, who wreaked havoc. In different versions, either Krishna or Krishna's wife Satyabhama killed Narakasura during the Dwapara yuga.</text:p>
            <text:p/>
            <text:p>Other events associated with Diwali include:</text:p>
            <text:p/>
            <text:p><text:s text:c="4"/>Return of Pandavas after 12 years of Vanvas and one year of agyatavas (living incognito).</text:p>
            <text:p/>
            <text:p>Diwali being the festival of lights, across India people celebrate it via symbolic diyas or kandils (colourful paper lanterns) as an integral part of Diwali decorations.</text:p>
            <text:p/>
            <text:p>Diwali celebrations are spread over five days, from Dhanteras to Bhaiduj.</text:p>
          </table:table-cell>
          <table:table-cell/>
        </table:table-row>
        <table:table-row table:style-name="ro9">
          <table:table-cell table:style-name="ce5" office:value-type="string">
            <text:p>27 Ashvin or 12 Krishna Paksha Ashvin</text:p>
          </table:table-cell>
          <table:table-cell table:style-name="ce6" table:number-columns-repeated="2"/>
          <table:table-cell office:value-type="string">
            <text:p>Govatsa Dwadashi or Vasu Baras (27 Ashvin or 12 Krishna Paksha Ashvin): Go means cow and vatsa means calf. Dwadashi or Baras means the 12th day. On this day the cow and calf are worshiped. The story associated with this day is that of King Prithu, son of the tyrant King Vena. Due to the ill rule of Vena, there was a terrible famine and earth stopped being fruitful. Prithu chased the earth, who is usually represented as cow, and ‘milked’ her, meaning that he brought prosperity to the land.</text:p>
          </table:table-cell>
          <table:table-cell/>
        </table:table-row>
        <table:table-row table:style-name="ro9">
          <table:table-cell table:style-name="ce5" office:value-type="string">
            <text:p>28 Ashvin or 13 Krishna Paksha Ashvin</text:p>
          </table:table-cell>
          <table:table-cell office:value-type="string">
            <text:p>Dhanteras or Dhantryaodashi</text:p>
          </table:table-cell>
          <table:table-cell office:value-type="string">
            <text:p>Day 1 of Deepavali.</text:p>
          </table:table-cell>
          <table:table-cell office:value-type="string">
            <text:p>Dhanatrayodashi or Dhan teras or Dhanwantari Triodasi (28 Ashvin or 13 Krishna Paksha Ashvin): Dhana means wealth and Trayodashi means 13th day. This day falls on the 13th day of the second half of the lunar month. It is considered an auspicious day for buying utensils and gold, hence the name ‘Dhana’. This day is regarded as the Jayanti (Birth Anniversary) of God Dhanvantari, the Physician of Gods, who came out during Samudra manthan, the churning of the great ocean by the gods and the demons.</text:p>
          </table:table-cell>
          <table:table-cell/>
        </table:table-row>
        <table:table-row table:style-name="ro7">
          <table:table-cell office:value-type="string">
            <text:p>29 Ashvin or 14 Krishna Paksha Ashvin</text:p>
          </table:table-cell>
          <table:table-cell office:value-type="string">
            <text:p>Narak Chaturdasi</text:p>
          </table:table-cell>
          <table:table-cell table:style-name="ce11" office:value-type="string">
            <text:p>Day 2 of Deepavali.</text:p>
          </table:table-cell>
          <table:table-cell office:value-type="string">
            <text:p>Naraka Chaturdashi (29 Ashvin or 14 Krishna Paksha Ashvin): Chaturdashi is the 14th day This was the day on which the demon Narakasura was killed by Krishna – an incarnation of Vishnu. It signifies the victory of good over evil and light over darkness (Gujarati: Kali Chaudas, Rajasthan : Roop Chaudas). In southern India, this is the actual day of festivities. Hindus wake up before dawn, have a fragrant oil bath and dress in new clothes. They light small lamps all around the house and draw elaborate kolams /rangolis outside their homes. They perform a special puja with offerings to Krishna or Vishnu, as he liberated the world from the demon Narakasura on this day. It is believed that taking a bath before sunrise, when the stars are still visible in the sky is equivalent to taking a bath in the holy Ganges. After the puja, children burst firecrackers heralding the defeat of the demon. As this is a day of rejoicing, many will have very elaborate breakfasts and lunches and meet family and friends.</text:p>
          </table:table-cell>
          <table:table-cell/>
        </table:table-row>
        <table:table-row table:style-name="ro10">
          <table:table-cell office:value-type="string">
            <text:p>30 Ashvin or 15 Krishna Paksha Ashvin</text:p>
          </table:table-cell>
          <table:table-cell office:value-type="string">
            <text:p>Diwali</text:p>
          </table:table-cell>
          <table:table-cell table:style-name="ce11" office:value-type="string">
            <text:p>Day 3 of Deepavali.</text:p>
          </table:table-cell>
          <table:table-cell office:value-type="string">
            <text:p>Lakshmi Puja (30 Ashvin or 15 Krishna Paksha Ashvin): Lakshmi Puja marks the most important day of Diwali celebrations in North India. Hindu homes worship Lakshmi, the goddess of wealth, and Ganesh, the God of auspicious beginnings, and then light lamps in the streets and homes to welcome prosperity and well-being.</text:p>
          </table:table-cell>
          <table:table-cell/>
        </table:table-row>
        <table:table-row table:style-name="ro11">
          <table:table-cell table:style-name="ce5" office:value-type="string">
            <text:p>1 Kartika or 1 Shukla Paksha Kartika</text:p>
          </table:table-cell>
          <table:table-cell table:style-name="ce6" office:value-type="string">
            <text:p>Govardhan</text:p>
          </table:table-cell>
          <table:table-cell table:style-name="ce11" office:value-type="string">
            <text:p>Day 4 of Deepavali.</text:p>
          </table:table-cell>
          <table:table-cell office:value-type="string">
            <text:p><text:span text:style-name="T10">Bali Pratipada</text:span> and <text:span text:style-name="T10">Govardhan Puja</text:span> (1 Kartika or 1 Shukla Paksha Kartika) : In North India, this day is celebrated as Govardhan Puja, also called Annakoot, and is celebrated as the day Krishna – an incarnation of god Vishnu – defeated Indra and by the lifting of Govardhana hill to save his kinsmen and cattle from rain and floods. For Annakoot, large quantities of food are decorated symbolising the Govardhan hill lifted by Krishna. In Maharashtra, Tamil Nadu and Karnataka, it is celebrated as Bali-Pratipada or Bali Padyami. The day commemorates the victory of Vishnu in his dwarf form Vamana over the demon-king Bali, who was pushed into the patala. In Maharashtra, it is called Padava or Nava Diwas (new day). Men present gifts to their wives on this day. It is celebrated as the first day of the Vikram Samvat calendar, in Gujarat.</text:p>
          </table:table-cell>
          <table:table-cell/>
        </table:table-row>
        <table:table-row table:style-name="ro8">
          <table:table-cell office:value-type="string">
            <text:p>Pratipadi shukla paksha Kartika. (October-November)</text:p>
          </table:table-cell>
          <table:table-cell office:value-type="string">
            <text:p>Bali Pratipadā</text:p>
          </table:table-cell>
          <table:table-cell table:style-name="ce11"/>
          <table:table-cell table:style-name="ce4" office:value-type="string">
            <text:p>It is celebrated in honour of the notional return of the demon(Daitya)-king Bali to earth. <text:s text:c="2"/>Festival of lights as celebration of return of demon-king Bali to earth for a day.</text:p>
            <text:p><text:span text:style-name="T21"/></text:p>
            <text:p>According to Hindu mythology, Bali Padyami commemorates the victory of god Vishnu in his dwarf incarnation Vamana, the fifth incarnation of the Dashavatara (ten major incarnations of Vishnu) defeating Bali, and pushing him to the nether world. But Bali was bestowed a boon by Vishnu to return to earth for one day on this day to be honoured and celebrated for his devotion to the Lord and for his noble deeds to his people. <text:s/>It is this day that is celebrated as the Bali Padyami, the annual return of Bali from the netherworld to earth. <text:s/>Another boon given to Bali was he would be the next Indra (King of gods), Purandara is the current Indra.</text:p>
            <text:p/>
            <text:p>Another version of the legend states that after Vamana pushed Bali below ground (patalaloka), at the request of Prahlada (described as a great devotee of Vishnu), the grandfather of Bali, Vishnu pardoned Bali and made him the king of the netherworld. Vishnu also granted the wish of Bali to return to earth for one day for people to worship him. It is this day that is celebrated as Bali Padyami by lighting lamps and bursting crackers.[11][12][13]</text:p>
            <text:p><text:span text:style-name="T22"/></text:p>
            <text:p><text:span text:style-name="T22">Rituals: [See wiki for day rituals]. <text:s/>Symbolically, </text:span><text:span text:style-name="T23">seven</text:span><text:span text:style-name="T22"> forts are also built out of clay or cow dung to worship Bali. In the </text:span><text:span text:style-name="T23">evening, as </text:span><text:span text:style-name="T23">night falls</text:span><text:span text:style-name="T22">, door sills of every house and temple are lighted with lamps arranged in rows. People remember Bali's kingdom with the </text:span><text:span text:style-name="T22">slogan: "Let the ideal </text:span><text:span text:style-name="T23">kingdom</text:span><text:span text:style-name="T22"> of Bali </text:span><text:span text:style-name="T23">dawn</text:span><text:span text:style-name="T22"> at the earliest on earth." [14]</text:span></text:p>
          </table:table-cell>
          <table:table-cell office:value-type="string">
            <text:p><text:s text:c="2"/>It is the beginning of the new year according to Vikram calendar.</text:p>
          </table:table-cell>
        </table:table-row>
        <table:table-row table:style-name="ro12">
          <table:table-cell table:style-name="ce5" office:value-type="string">
            <text:p>2 Kartika or 2 Shukla Paksha Kartika</text:p>
          </table:table-cell>
          <table:table-cell office:value-type="string">
            <text:p>Bhai Dhooj</text:p>
          </table:table-cell>
          <table:table-cell table:style-name="ce11" office:value-type="string">
            <text:p>Day 5 of Deepavali.</text:p>
          </table:table-cell>
          <table:table-cell table:style-name="ce4" office:value-type="string">
            <text:p>Yama Dwitiya or Bhaiduj (also Bhayyaduj, Bhaubeej or Bhayitika) (2 Kartika or 2 Shukla Paksha Kartika): on this day, brothers and sisters meet to express love and affection for each other (Gujarati: Bhai Bij, Bengali: Bhai Phota). It is based on a story when Yama, lord of Death, visited his sister Yami (the river Yamuna). Yami welcomed Yama with an Aarti and they had a feast together. Yama gave a gift to Yami while leaving as a token of his appreciation. So, the day is also called 'YAMA DWITIYA'. Brothers visit their sisters’ place on this day and usually have a meal there, and also give gifts to their sisters</text:p>
          </table:table-cell>
          <table:table-cell/>
        </table:table-row>
        <table:table-row table:style-name="ro13">
          <table:table-cell office:value-type="string">
            <text:p>2nd day of shukla paksha of month Kartika. (October-November)</text:p>
          </table:table-cell>
          <table:table-cell table:style-name="ce8" office:value-type="string">
            <text:p><text:span text:style-name="T4">Bhau-beej, or </text:span><text:span text:style-name="T14">Yama Dwitiya</text:span><text:span text:style-name="T4"> (and many other names).</text:span></text:p>
          </table:table-cell>
          <table:table-cell/>
          <table:table-cell table:style-name="ce2" office:value-type="string">
            <text:p>Festival. <text:s/>The festival of Bhau-deej or Bhai Tika or Bhai Phota or Bhai Dooj is celebrated by Hindus on the last day of the five-day-long Diwali festival. This is the second day of the bright fortnight or Shukla Paksha of the Hindu month of Kartika. On this day, sisters pray for their brothers to have long and happy lives by performing the Tika ceremony, and brothers give gifts to their sisters. <text:s/><text:span text:style-name="T24">Another name for </text:span><text:span text:style-name="T24">the day is Yamadwitheya or Yamadvitiya, after a legendary meeting between Yama the god of Death and his sister Yamuna (the famous </text:span><text:span text:style-name="T24">river) on Dwitheya (the second day after new moon). <text:s/></text:span>Legend says Yamraj, the God of Death visited his sister Yami on this particular day. She put the auspicious tilak on his forehead, garlanded him and fed him with special dishes. Together, they ate the sweets, talked and enjoyed themselves to their heart's content. While parting Yamraj gave her a special gift as a token of his love and in return Yami also gave him a lovely gift which she had made with her own hands. That day Yamraj announced that anyone who receives tilak from his sister will never be thrown. That is why this day of Bhai Duj is also known by the name of Yama Dwitiya. <text:s/>According to another popular legend in Hindu mythology, after slaying the evil demon Narkasur, Lord Krishna visited his sister Subhadra who gave him a warm welcome with sweets and flowers. She also affectionately applied tilak on Krishna's forehead. Some believe this to be the origin of the festival.</text:p>
          </table:table-cell>
          <table:table-cell/>
        </table:table-row>
        <table:table-row table:style-name="ro14">
          <table:table-cell office:value-type="string">
            <text:p><text:span text:style-name="T4">Main puja event is on: </text:span><text:span text:style-name="T5">Kartik shukla Shasti </text:span><text:span text:style-name="T6"><text:s/>but events</text:span><text:span text:style-name="T7"> </text:span><text:span text:style-name="T4">Begins: 2 days prior to Kartik shukla Shasti</text:span></text:p>
            <text:p>Ends: The day after Kartik shukla Shasti <text:s text:c="2"/></text:p>
          </table:table-cell>
          <table:table-cell office:value-type="string">
            <text:p>Chhath (also known as Surya Shashti)</text:p>
          </table:table-cell>
          <table:table-cell/>
          <table:table-cell table:style-name="ce4" office:value-type="string">
            <text:p>an ancient Hindu festival and only Vedic Festival dedicated to the Hindu Sun God, Surya. <text:s text:c="2"/></text:p>
            <text:p><text:span text:style-name="T21"/></text:p>
            <text:p>Rituals: </text:p>
            <text:p>Chhath puja is performed on kartika Shukala Shashti, which is the<text:span text:style-name="T10"> sixth day of the month of Kartika</text:span> in the Hindu Calendar. This falls typically in the month of October or November in the Gregorian Calendar.</text:p>
            <text:p/>
            <text:p>It is also celebrated in the summer (March–April), on Chaitra Shashti, some days after Holi; this event is called Chaiti Chhath.[7] The former is more popular because winter is the usual festive season in North India, and Chhath, being an arduous observance, requiring the worshipers to fast without water for around 36 hours continuously, is easier to undertake in the Indian winters.</text:p>
            <text:p><text:span text:style-name="T25">History:</text:span></text:p>
            <text:p><text:span text:style-name="T26">It is believed that the ritual of Chhath puja may even predate the ancient Vedas texts, as the Rigveda contains </text:span><text:span text:style-name="T27">hymns worshiping the Sun </text:span><text:span text:style-name="T27">god and describes similar rituals. The rituals also find reference in the Sanskrit epic poem Mahābhārata in which Draupadi is depicted as </text:span><text:span text:style-name="T27">observing similar rites.</text:span></text:p>
            <text:p><text:span text:style-name="T27"/></text:p>
            <text:p><text:span text:style-name="T26">In the poem, Draupadi and the Pandavas, rulers of Hastinapur (modern Delhi), performed the Chhath ritual on </text:span><text:span text:style-name="T27">the advice of noble sage </text:span><text:span text:style-name="T27">Dhaumya. Through her worship of the Sun God, Draupadi was not only able to solve her immediate problems, but also helped the </text:span><text:span text:style-name="T27">Pandavas later regain their lost kingdom.</text:span></text:p>
            <text:p><text:span text:style-name="T27"/></text:p>
            <text:p><text:span text:style-name="T26">It is also believed that Chhath was started by Karna, the son of Surya (Surya Putra Karna). Surya Putra Karna </text:span><text:span text:style-name="T27">ruled over the Anga Desh </text:span><text:span text:style-name="T27">(present day Bhagalpur district of Bihar) during the Mahabharat Age. He was a great warrior and fought against the Pandavas in the </text:span><text:span text:style-name="T27">Kurukshetra War.</text:span></text:p>
          </table:table-cell>
          <table:table-cell office:value-type="string">
            <text:p>See wikipedia article for ritual details. <text:s/><text:a xlink:href="http://en.wikipedia.org/wiki/Chhath">http://en.wikipedia.org/wiki/Chhath</text:a></text:p>
          </table:table-cell>
        </table:table-row>
        <table:table-row table:style-name="ro3">
          <table:table-cell table:number-columns-repeated="3"/>
          <table:table-cell office:value-type="string">
            <text:p>Day 1: Nahay khay (literally, bathe and eat)</text:p>
          </table:table-cell>
          <table:table-cell/>
        </table:table-row>
        <table:table-row table:style-name="ro3">
          <table:table-cell table:number-columns-repeated="3"/>
          <table:table-cell office:value-type="string">
            <text:p>Day 2: Kharna or Lohanda (the day before Chhath)</text:p>
          </table:table-cell>
          <table:table-cell/>
        </table:table-row>
        <table:table-row table:style-name="ro3">
          <table:table-cell table:number-columns-repeated="3"/>
          <table:table-cell office:value-type="string">
            <text:p>Day 3: Chhath</text:p>
          </table:table-cell>
          <table:table-cell/>
        </table:table-row>
        <table:table-row table:style-name="ro3">
          <table:table-cell table:number-columns-repeated="3"/>
          <table:table-cell office:value-type="string">
            <text:p>Day 4: Paarun (the day after Chhath)</text:p>
          </table:table-cell>
          <table:table-cell/>
        </table:table-row>
        <table:table-row table:style-name="ro13">
          <table:table-cell office:value-type="string">
            <text:p>Purnima (full moon) day or the fifteenth lunar day of Kartika (October-November)</text:p>
          </table:table-cell>
          <table:table-cell office:value-type="string">
            <text:p>Kartik Poornima (also known as <text:s/>Tripuri poornima and Tripurari Poornima. It is sometimes called Deva-Diwali or Deva-Deepawali - the festival of lights of the gods.)</text:p>
          </table:table-cell>
          <table:table-cell/>
          <table:table-cell office:value-type="string">
            <text:p>The Kartik Purnima festival also coincides with the Sikh festival of Guru Nanak Jayanti. <text:s/>Tripuri poornima or Tripurari Poornima derives its name from Tripurari - the foe of the demon Tripurasura. In some legends of Kartik Poornima, the term is used for denote the three demon sons of Tarakasur. Tripurari is an epithet of god Shiva. Shiva in his form as Tripurantaka ("Killer of Tripurasura") killed Tripurasura on this day.[3] Tripurasura had conquered the whole world and defeated the gods and also created three cities in space, together called "Tripura". The killing of the demon(s) and destruction of his/their cities with a single arrow - by Shiva overjoyed the gods and they pronounced the day as a festival of illuminations. This day is also called "Dev-Diwali" - the Diwali of the gods. Diwali is the Hindu festival of lights.[4]</text:p>
            <text:p/>
            <text:p>Kartik poornima is also the birthday of Matsya, god Vishnu's fish-incarnation (Avatar). It is also the birthday of Vrinda, the personification of the Tulsi plant and of Kartikeya, the god of war and son of Shiva. This day also is considered dear to Radha, the lover of Krishna - Vishnu's incarnation. It is believed that Krishna and Radha danced rasa and Krishna worshipped Radha on this day. This day is also dedicated to the pitrs, dead ancestors.[4][5]</text:p>
          </table:table-cell>
          <table:table-cell/>
        </table:table-row>
        <table:table-row table:style-name="ro15">
          <table:table-cell office:value-type="string">
            <text:p><text:s/><text:tab/>Fourth day of the waning moon fortnight (Krishna paksha) in the month of Kartik (Around October/November)</text:p>
          </table:table-cell>
          <table:table-cell office:value-type="string">
            <text:p>Karva Chauth</text:p>
          </table:table-cell>
          <table:table-cell office:value-type="string">
            <text:p>“oil-lamp” “forth [lunar day]”</text:p>
          </table:table-cell>
          <table:table-cell office:value-type="string">
            <text:p>an annual one-day festival celebrated by Hindu women in North India, the Indian state of Gujarat and parts of Pakistan in which <text:span text:style-name="T10">married </text:span><text:span text:style-name="T10">women fast from sunrise to moonrise</text:span> for the safety and longevity of their husbands. The festival falls on the fourth day after the full moon, in the Hindu lunisolar calendar month of Kartik. Sometimes, unmarried women observe the fast for their fiances or desired husbands.</text:p>
          </table:table-cell>
          <table:table-cell/>
        </table:table-row>
        <table:table-row table:style-name="ro15">
          <table:table-cell table:style-name="ce6" table:number-columns-repeated="3"/>
          <table:table-cell table:style-name="ce6" office:value-type="string">
            <text:p>Legends related to this holiday (Karva Chauth) are:</text:p>
            <text:p><text:s text:c="2"/>The Story of Queen Veervati</text:p>
            <text:p><text:s text:c="2"/>Mahabharata: Draupadi</text:p>
            <text:p><text:s text:c="2"/>The Legend of Karva</text:p>
            <text:p><text:s text:c="2"/>Savitr and Satyavan</text:p>
            <text:p/>
          </table:table-cell>
          <table:table-cell table:style-name="ce13" office:value-type="string">
            <text:p>For the legends related to this holiday, see: <text:a xlink:href="http://en.wikipedia.org/wiki/Karva_Chauth#The_Traditional_Tales">http://en.wikipedia.org/wiki/Karva_Chauth#The_Traditional_Tales</text:a></text:p>
          </table:table-cell>
        </table:table-row>
        <table:table-row table:style-name="ro11">
          <table:table-cell office:value-type="string">
            <text:p>Dhanur sankramana to Makar Sankranti (Sun in transit into and throughout Sagittarius)</text:p>
          </table:table-cell>
          <table:table-cell table:style-name="ce7" office:value-type="string">
            <text:p>Dhanurmas (also known by the names Chapa Mas, Kodanda Mas, Karmuka Mas etc. Chapa, Kodanda, Karmuka)</text:p>
          </table:table-cell>
          <table:table-cell office:value-type="string">
            <text:p>“bow” month</text:p>
          </table:table-cell>
          <table:table-cell office:value-type="string">
            <text:p>a name given to a period of nearly one month. Dhanurmas starts usually around 14–16 December and extends up to the mid of January (Hindu calendars moanths Margashirsha-Pausha). This period ends with the Makar Sankranti - the end of dakshinayana mostly occurs during the Pausha month of the Hindu Lunar calendar. More appropriately, the start of the Dhanurmas is marked by the entry of the Sun in the Dhanur Rasi (Saggitarius); this is called Dhanuh Sankramana. During this month, the sun transits the Dhanur Rasi and enters the Makara Rashi at the end of this month. In Hindu calendar Dhanur Mas is a solar month and not an independent (Lunar) month. The period when the sun starts moving northward from the Topic of Capricorn to the Tropic of Cancer is called uttaraayana. The opposite period when the sun moves southward is called dakshinaayana. Uttarayan thus occurs during the Dhanurmas.</text:p>
          </table:table-cell>
          <table:table-cell/>
        </table:table-row>
        <table:table-row table:style-name="ro16">
          <table:table-cell table:number-columns-repeated="3"/>
          <table:table-cell office:value-type="string">
            <text:p>Dhanurmasa is also called as Shoonya Masa because it is considered as inauspicious to do any good things other than Godly &amp; Holy functions.</text:p>
          </table:table-cell>
          <table:table-cell/>
        </table:table-row>
        <table:table-row table:style-name="ro16">
          <table:table-cell table:number-columns-repeated="3"/>
          <table:table-cell office:value-type="string">
            <text:p>This period of month is considered as highly auspicious for Vishnu devotees. Old Hindu scriptures have set apart this month to be completely focused on devotional activities. </text:p>
          </table:table-cell>
          <table:table-cell/>
        </table:table-row>
        <table:table-row table:style-name="ro17">
          <table:table-cell table:number-columns-repeated="3"/>
          <table:table-cell office:value-type="string">
            <text:p>Sri Krishna in Bhagavad Gita, says मासानां मार्गशीर्षोहम् 10.35. I manifest more in Margashirsha Maas among the different months in a year.</text:p>
            <text:p/>
            <text:p>According to tradition, the Gods wake up early in the morning during the month of Dhanurmas. They perform special prayers to Sri Maha Vishnu during the auspicious period of "Brahm Muhurta", which is one and half hours before sunrise. During this month, devotees offer prayers to the Lord very early in the morning. The month of Dhanurmas is considered a very special month for performing Puja of Vishnu.</text:p>
            <text:p/>
            <text:p>Dhanurmas Phal Shruti: Worshiping Vishnu on a single day during this auspicious period is equal to worshiping Vishnu with devotion for 1000 years. Every single step taken towards the nearby lake, river etc. for morning dip during this month brings forth merit equal to performing an Ashvamedha Yaga.</text:p>
            <text:p/>
            <text:p>During this period the sun is in the Sagittarius or "धनु राशि",[1]the period when the sun passes from Sagittarius to Capricorn or "मकर राशि" is considered as a period of scarcity to the plenty in India.[2] Feeding or giving alms to the deserving poor and Brahmins during this period is believed to confer great merit i.e. Punya.[3]</text:p>
          </table:table-cell>
          <table:table-cell/>
        </table:table-row>
        <table:table-row table:style-name="ro12">
          <table:table-cell office:value-type="string">
            <text:p>fifth day of Shukla paksha of Margashirsha month (November – December)</text:p>
          </table:table-cell>
          <table:table-cell office:value-type="string">
            <text:p>Vivah Panchami</text:p>
          </table:table-cell>
          <table:table-cell/>
          <table:table-cell office:value-type="string">
            <text:p><text:s/>a Hindu festival celebrating the marriage of Ram and Sita.</text:p>
          </table:table-cell>
          <table:table-cell/>
        </table:table-row>
        <table:table-row table:style-name="ro11">
          <table:table-cell office:value-type="string">
            <text:p>[Depends on the zodiac used.]</text:p>
          </table:table-cell>
          <table:table-cell office:value-type="string">
            <text:p>Makar Sankranti</text:p>
          </table:table-cell>
          <table:table-cell/>
          <table:table-cell office:value-type="string">
            <text:p>Makar Sankranti is the day when the glorious Sun-God begins its ascendancy and entry into the Northern Hemisphere. <text:s text:c="2"/>the sun enters the Zodiacal sign of 'Makar' (Capricon), i.e. from this day onwards the sun becomes 'Uttarayan' or it starts moving to the north.</text:p>
          </table:table-cell>
          <table:table-cell office:value-type="string">
            <text:p>This is a kite-flying festival. <text:s/>rluu: I think this is meant to be tropical zodiac, but many indian states celebrate it as sidereal zodiac. <text:s/>See also: <text:a xlink:href="http://en.wikipedia.org/wiki/Uttarayana">http://en.wikipedia.org/wiki/Uttarayana</text:a></text:p>
          </table:table-cell>
        </table:table-row>
        <table:table-row table:style-name="ro11">
          <table:table-cell table:number-columns-repeated="3"/>
          <table:table-cell office:value-type="string">
            <text:p>Makar Sankranti is a major harvest festival celebrated in various parts of India. Many Indians also conflate this festival with the Winter Solstice, and believe that the sun ends its southward journey (Sanskrit: Dakshinayan) at the Tropic of Capricorn, and starts moving northward (Sanskrit: Uttarayaan) towards the Tropic of Cancer, in the month of Pausha on this day in mid-January. There is no observance of Winter Solstice in the Hindu religion. Makar Sankranti commemorates the beginning of the harvest season and cessation of the northeast monsoon in South India. The movement of the Sun from one zodiac sign into another is called Sankranti and as the Sun moves into the Capricorn zodiac known as Makar in Sanskrit, this occasion is named as Makar Sankranti in the Indian context. It is one of the few Hindu Indian festivals which are celebrated on a fixed date i.e. 14 January every year (or may be sometimes on 15 January (leap year)).</text:p>
          </table:table-cell>
          <table:table-cell office:value-type="string">
            <text:p>This is the same date as the holiday: “Pongal” <text:s/>(Uttarayaan) in south India.</text:p>
          </table:table-cell>
        </table:table-row>
        <table:table-row table:style-name="ro15">
          <table:table-cell table:number-columns-repeated="3"/>
          <table:table-cell office:value-type="string">
            <text:p>From Makar Sankranti starts the 'day' of devatas (gods), while dakshinayana (southward movement of the sun) is said to be the 'night' of devatas, so most of the auspicious things are done during this time. Uttarayana is also called as Devayana, and the dakshinayana' is called Pitrayana.[citation needed]</text:p>
            <text:p/>
            <text:p>It was on this day when Lord Vishnu ended the ever increasing terror of the asuras (demons) by finishing them off and burying their heads under the Mandara Parvata. So this occasion also represents the end of 'negativities' and beginning of an era of righteous living.[cit</text:p>
          </table:table-cell>
          <table:table-cell/>
        </table:table-row>
        <table:table-row table:style-name="ro12">
          <table:table-cell table:number-columns-repeated="3"/>
          <table:table-cell office:value-type="string">
            <text:p>Another well-known reference of this day came when the great grand-sire of Mahabharata fame, Bhishma, declared his intent to leave his mortal coil on this day. He had the boon of Ichha-Mrityu (death at his will) from his father, so he kept lying on the bed of arrows till this day and then left his mortal coil on Makar Sankranti day. It is believed that the person, who dies during the period of Uttarayana, becomes free from transmigration (rebirth). So this day was seen as a definite auspicious day to start a journey or endeavours to the higher realms beyond.[citation needed]</text:p>
          </table:table-cell>
          <table:table-cell/>
        </table:table-row>
        <table:table-row table:style-name="ro18">
          <table:table-cell table:number-columns-repeated="3"/>
          <table:table-cell office:value-type="string">
            <text:p>In Maharashtra on the Makar Sankranti (मकर संक्रान्ति) day people exchange multi-coloured halwa (sugar granules coated in sugar syrup) and til-gul ladoos (sweetmeats made from sesame seeds and jaggery). </text:p>
          </table:table-cell>
          <table:table-cell/>
        </table:table-row>
        <table:table-row table:style-name="ro15">
          <table:table-cell table:number-columns-repeated="3"/>
          <table:table-cell office:value-type="string">
            <text:p>Regarding Uttarayana: According to Kauravas and Pandavas, in Mahabharata on this day Bheeshma Pitamaha, chose to leave for his heavenly abode. As per a boon granted to Devavratha (Bheeshma), he could choose his time of death and he chose this day, when the sun starts on its course towards the northern hemisphere.</text:p>
            <text:p/>
            <text:p>According to Hindu tradition the six months of Uttarayana are a single day of the Gods; the six months of Dakshinayana are a single night of the Gods. Thus a year of twelve months is single Nychthemeron of the Gods.</text:p>
          </table:table-cell>
          <table:table-cell/>
        </table:table-row>
        <table:table-row table:style-name="ro19">
          <table:table-cell office:value-type="string">
            <text:p>Makar Sankranti to Maha Shivaratri <text:s/>(Approx. 14 Jan – 10 Mar)</text:p>
          </table:table-cell>
          <table:table-cell office:value-type="string">
            <text:p>Kumbh Mela</text:p>
          </table:table-cell>
          <table:table-cell office:value-type="string">
            <text:p>Name means: “Pitcher” “fair”</text:p>
          </table:table-cell>
          <table:table-cell office:value-type="string">
            <text:p>Kumbh Mela (/ˌkʊm ˈmeɪlə/ or /ˌkʊm məˈlɑː/; Devanagari: कुम्भ मेला "kumbh mēlā") is a mass Hindu pilgrimage of faith in which Hindus gather to bathe in a sacred river. It is the world's largest religious gathering, with 80 million people expected in 2013.[2] It is held every third year at one of the four places by rotation: Haridwar, Allahabad (Prayag), Nasik and Ujjain. Thus the Kumbh Mela is held at each of these four places every twelfth year. Ardh ("Half") Kumbh Mela is held at only two places, Haridwar and Allahabad, every sixth year. The rivers at these four places are: the Ganges (Ganga) at Haridwar, the confluence (Sangam) of the Ganges and the Yamuna and the mythical Saraswati at Allahabad, the Godawari at Nasik, and the Shipra at Ujjain.</text:p>
            <text:p/>
            <text:p>Kumbh means a pitcher and Mela means fair in Hindi. The pilgrimage is held for about one and a half months at each of these four places where it is believed in Hinduism that drops of nectar fell from the Kumbh carried by gods after the sea was churned. <text:s text:c="4"/></text:p>
            <text:p><text:span text:style-name="T28"/></text:p>
            <text:p>Bhishma Ekadasi Snan</text:p>
            <text:p>On this day, Bhishma Pithamaha, the oldest, wisest, most powerful and most righteous person belonging to the Kuru dynasty (approx. over 5000 years ago), narrated the greatness of Lord Krishna through Sri Vishnu Sahasranama to Yudhishtira, the oldest brother of Pandavas.[37]</text:p>
          </table:table-cell>
          <table:table-cell/>
        </table:table-row>
        <table:table-row table:style-name="ro12">
          <table:table-cell table:style-name="ce2" office:value-type="string">
            <text:p><text:span text:style-name="T8">Pausha Shukla </text:span><text:span text:style-name="T9">Pratipad </text:span><text:span text:style-name="T8"><text:s/>to Pausha Shukla Navami <text:s/>(Usually December–January)</text:span></text:p>
          </table:table-cell>
          <table:table-cell office:value-type="string">
            <text:p>Paush Navaratri</text:p>
          </table:table-cell>
          <table:table-cell table:style-name="ce11" office:value-type="string">
            <text:p>“9 nights”</text:p>
          </table:table-cell>
          <table:table-cell office:value-type="string">
            <text:p>Paush Navaratri is nine days dedicated to the nine forms of Shakti (Mother Goddess) in the month of Paush (December–January). Paush Navaratri is observed during the Paush Shukla Paksha (waxing phase of moon).</text:p>
          </table:table-cell>
          <table:table-cell/>
        </table:table-row>
        <table:table-row table:style-name="ro12">
          <table:table-cell table:style-name="ce2" office:value-type="string">
            <text:p><text:span text:style-name="T8">Magha Shukla </text:span><text:span text:style-name="T9">Pratipad </text:span><text:span text:style-name="T8"><text:s/>to Magha Shukla Navami <text:s/>(Usually January–February)</text:span></text:p>
          </table:table-cell>
          <table:table-cell office:value-type="string">
            <text:p>Magha Navaratri</text:p>
          </table:table-cell>
          <table:table-cell table:style-name="ce11" office:value-type="string">
            <text:p>“9 nights”</text:p>
          </table:table-cell>
          <table:table-cell office:value-type="string">
            <text:p>Magha Navaratri, also referred as Gupta Navaratri, is nine days dedicated to the nine forms of Shakti (Mother Goddess) in the month of Magha (January–February). Magha Navaratri is observed during the Magha Shukla Paksha (waxing phase of moon).</text:p>
          </table:table-cell>
          <table:table-cell/>
        </table:table-row>
        <table:table-row table:style-name="ro20">
          <table:table-cell office:value-type="string">
            <text:p><text:s/>Magha Shukla Panchami (around early February)</text:p>
          </table:table-cell>
          <table:table-cell office:value-type="string">
            <text:p>Vasant Panchami</text:p>
          </table:table-cell>
          <table:table-cell office:value-type="string">
            <text:p>(Vasant means “spring” [season])</text:p>
          </table:table-cell>
          <table:table-cell office:value-type="string">
            <text:p>Vasant Panchami (Hindi: वसन्त पञ्चमी), sometimes referred to as Saraswati Puja, Shree Panchami, or the Festival of Kites is a Sikh and Hindu festival held on the fifth day of Magha (in early February) marking the start of spring and the Holi season. Vasant Panchami is the first and more minor of two spring-themed festivals in Hindu culture. Vasant Panchami initiates the spring festive cycle and heralds its summation that occurs with Holi. <text:s/>On this day Hindus worship Saraswati, the goddess of knowledge, music, art and culture.</text:p>
          </table:table-cell>
          <table:table-cell/>
        </table:table-row>
        <table:table-row table:style-name="ro7">
          <table:table-cell office:value-type="string">
            <text:p>11th day (Ekadashi) of shukla paksha <text:s/>Phalgun (February–March)</text:p>
          </table:table-cell>
          <table:table-cell office:value-type="string">
            <text:p>Amalaka Ekadashi </text:p>
          </table:table-cell>
          <table:table-cell/>
          <table:table-cell office:value-type="string">
            <text:p>a Hindu holy day. <text:s text:c="3"/>It is a celebration of the amalaka or amla tree (Phyllanthus emblica), also known as the Indian gooseberry.</text:p>
            <text:p/>
            <text:p>The god Vishnu, for whom ekadashis are sacred, is believed to reside in the tree. The amla tree is ritually worshipped on this day to get the grace of the deity. The day also marks the beginning of the main celebrations of the festival of Holi, the Hindu festival of colours.</text:p>
            <text:p/>
            <text:p>The veneration of the amla tree in particular is due to the belief that the god Vishnu resides in and near the tree, particularly on Amalaka Ekadashi.[2][4] In some traditions, his wife Lakshmi, the goddess of wealth, is also said to dwell in the tree. It is also believed that Vishnu's avatar Krishna and his consort Radha reside near the tree.[5]</text:p>
          </table:table-cell>
          <table:table-cell/>
        </table:table-row>
        <table:table-row table:style-name="ro8">
          <table:table-cell table:number-columns-repeated="3"/>
          <table:table-cell office:value-type="string">
            <text:p>The legend of a ritual fast is also called a Vrata katha (tale of the vrata—religious vow).</text:p>
            <text:p/>
            <text:p>According to the legend narrated for the occasion, King Chitrasena and his subjects observed the vrata of Amalaka Ekadashi. During one of his hunting trips, Chitrasena lost his way in the forest and was captured by the wild tribals or rakshasas (demons) who attacked him with various weapons. Though he remained physically unharmed, the king fell unconscious as more tribals or demons surrounded him. A divine power in the form of a light emerged from his body and destroyed his attackers and then vanished. On regained consciousness, Chitrasena was stunned to see all the attackers killed. A divine voice (Akasavani) announced that this was caused due to the observance of the Ekadashi vrata. Following this incident, the vrata became popular in the kingdom, which led to peace and harmony.[5]</text:p>
            <text:p/>
            <text:p>A variant of this tale is found in the Brahmanda Purana as narrated by the sage Vasishtha. King Chaitraratha of Vaidisa and his subjects were blessed with riches due to the worship of Vishnu. Once, on Amalaki Ekadashi, Chaitraratha and his subjects worshipped Vishnu and the amla tree near the Vishnu temple, located on a riverbank. He also worshipped Parashurama, a sage-avatar of Vishnu. The devotees fasted and remained awake the whole night, singing bhajans (devotional songs) in praise of Vishnu. A hungry hunter joined the group and also followed the Amalaka Ekadashi vrata. As a result, after his death he was reborn as King Vasurath. Vasurath is described as undergoing a similar experience to King Chitrasena from the earlier tale. The main difference is that Vasurath does not perform the vrata in this life, but in his previous life. The moral of the tale is told to be that the performance of Amalaka Ekadashi vrata, without any desire and just pure devotion, results in the grace of Vishnu, in this and next lives.[6][7]</text:p>
          </table:table-cell>
          <table:table-cell/>
        </table:table-row>
        <table:table-row table:style-name="ro9">
          <table:table-cell table:number-columns-repeated="3"/>
          <table:table-cell office:value-type="string">
            <text:p/>
            <text:p/>
            <text:p>Though the festival of Holi begins on Vasant Panchami, it is on Amalaka Ekadashi that the main festivities begin. The day marks the beginning of the climax of Holi, culminating on four lunar days later on the full moon. From this day, people start playing with colours.[2][3]</text:p>
          </table:table-cell>
          <table:table-cell/>
        </table:table-row>
        <table:table-row table:style-name="ro21">
          <table:table-cell office:value-type="string">
            <text:p><text:s/>Phalguna Purnima <text:s/>(February/March)</text:p>
          </table:table-cell>
          <table:table-cell office:value-type="string">
            <text:p>Holi</text:p>
          </table:table-cell>
          <table:table-cell table:style-name="ce2" office:value-type="string">
            <text:p><text:span text:style-name="T2">Festival of </text:span><text:span text:style-name="T3">Colours</text:span></text:p>
          </table:table-cell>
          <table:table-cell office:value-type="string">
            <text:p>a spring festival celebrated as a festival of colours.</text:p>
            <text:p><text:span text:style-name="T19"/></text:p>
            <text:p><text:span text:style-name="T19">The word 'Holi' originated from 'Holika' sister of Hiranyakashipu. The festival of Holi is celebrated because of a story in the old Hindu </text:span><text:span text:style-name="T19">religion. In Vaishnavism, Hiranyakashipu is the great king of demons, and he had been granted a boon by Brahma, which made it almost </text:span><text:span text:style-name="T19">impossible for him to be killed. The boon was due to his long penance, after which he had demanded that he not be killed "during day or </text:span><text:span text:style-name="T19">night; inside the home or outside, not on earth or in the sky; neither by a man nor an animal; neither by astra nor by shastra". </text:span><text:span text:style-name="T19">Consequently, he grew arrogant and attacked the Heavens and the Earth. He demanded that people stop worshipping gods and start </text:span><text:span text:style-name="T19">praising respectfully to him.</text:span></text:p>
            <text:p><text:span text:style-name="T19"/></text:p>
            <text:p><text:span text:style-name="T19">According to this belief, Hiranyakashipu's own son, Prahlada, was a devotee of Vishnu. In spite of several threats from Hiranyakashipu, </text:span><text:span text:style-name="T19">Prahlada continued offering prayers to Vishnu. He was poisoned by Hiranyakashipu, but the poison turned to nectar in his mouth. He </text:span><text:span text:style-name="T19">was ordered to be trampled by elephants yet remained unharmed. He was put in a room with hungry, venomous snakes and survived. All </text:span><text:span text:style-name="T19">of Hiranyakashipu's attempts to kill his son failed. Finally, he ordered young Prahlada to sit on a pyre in the lap of Holika, </text:span><text:span text:style-name="T19">Hiranyakashipu's demoness sister, who also could not die because she had a boon preventing her from being burned by fire. Prahlada </text:span><text:span text:style-name="T19">readily accepted his father's orders, and prayed to Lord Vishnu to keep him safe. When the fire started, everyone watched in amazement </text:span><text:span text:style-name="T19">as Holika burnt to death, while Prahlada survived unharmed. The salvation of Prahlada and burning of Holika is celebrated as Holi.</text:span></text:p>
            <text:p><text:span text:style-name="T19"/></text:p>
            <text:p><text:span text:style-name="T19">In Mathura, where Krishna grew up, the festival is celebrated for 16 days (until Rangpanchmi) in commemoration of the divine love of </text:span><text:span text:style-name="T19">Radha for Krishna. The festivities officially usher in spring, the celebrated season of love.</text:span></text:p>
            <text:p><text:span text:style-name="T19"/></text:p>
            <text:p><text:span text:style-name="T19">Rangapanchami occurs a few days later on a Panchami (fifth day of the full moon), marking the end of festivities involving colors.</text:span></text:p>
          </table:table-cell>
          <table:table-cell office:value-type="string">
            <text:p>It's not clear if this holiday comes from the vedic period, after.</text:p>
          </table:table-cell>
        </table:table-row>
        <table:table-row table:style-name="ro12">
          <table:table-cell table:number-columns-repeated="3"/>
          <table:table-cell office:value-type="string">
            <text:p>Dharma Sindhu and Nirnaya Sindhu, Sanskrit texts of festive rituals and dharma shastras, say the morning of holi should be spent joyfully by playing with cows and calves; Holika dahan should be performed after evening.</text:p>
            <text:p/>
            <text:p>Having constructed a platform hallowed with ‘Go Maya’ (cow dung) one should arrange a stack of sticks with Agni and perform Holika Puja with the ‘Sankalpa’ and ‘Aavaahana’ of […].</text:p>
          </table:table-cell>
          <table:table-cell/>
        </table:table-row>
        <table:table-row table:style-name="ro3">
          <table:table-cell table:number-columns-repeated="3"/>
          <table:table-cell office:value-type="string">
            <text:p>The earliest textual reference to the celebration of Holi is found in the 7th-century Sanskrit drama, Ratnavali.</text:p>
          </table:table-cell>
          <table:table-cell/>
        </table:table-row>
        <table:table-row table:style-name="ro11">
          <table:table-cell office:value-type="string">
            <text:p>13th night/14th day of the krishna paksha during Maagha month or <text:span text:style-name="T10">Phalguna</text:span> month (depending on the tradition).</text:p>
          </table:table-cell>
          <table:table-cell office:value-type="string">
            <text:p>Maha Shivratri (also known as Padmarajarathri )</text:p>
          </table:table-cell>
          <table:table-cell office:value-type="string">
            <text:p>the great night of Shiva</text:p>
          </table:table-cell>
          <table:table-cell table:style-name="ce4" office:value-type="string">
            <text:p>a Hindu festival celebrated every year in reverence of Lord Shiva. It is also known as padmarajarathri. <text:s text:c="3"/></text:p>
            <text:p><text:span text:style-name="T21"/></text:p>
            <text:p>Since many different calendars are followed by various ethno-linguistic groups of India, the month and the Tithi name are not uniform all over India and Nepal. Celebrated in the dark fortnight or Krishna Paksha(waning moon) of the month of Maagha according to the Shalivahana or Gujarati Vikrama or Phalguna according to the Vikrama era.[2][3] The festival is principally celebrated by offerings of Bael or Bilva/Vilvam leaves to Lord Shiva, all-day fasting and an all-night-long vigil. <text:s text:c="2"/>On this day, in all Shiva temples, the most auspicious Lingodbhava puja is performed during this time.</text:p>
          </table:table-cell>
          <table:table-cell/>
        </table:table-row>
        <table:table-row table:style-name="ro11">
          <table:table-cell table:style-name="ce6" table:number-columns-repeated="3"/>
          <table:table-cell table:style-name="ce6" office:value-type="string">
            <text:p>Legends related to Mahashivratri:</text:p>
            <text:p>1) Samudra Manthan Story (Story elements: Neelakantha, poison).</text:p>
            <text:p>2) Manifestation of Lord Shiv as a Jyotirlinga on this day.</text:p>
            <text:p>3) Day of Reunion of Shiva &amp; Parvati</text:p>
            <text:p>4) Story of King Chitrabhanu</text:p>
            <text:p>5) Story of Ludbhak (dropping 1000 leaves throughout the night, Jyotilinga appears in the morning)</text:p>
            <text:p/>
          </table:table-cell>
          <table:table-cell table:style-name="ce14" office:value-type="string">
            <text:p>For info for each story, see: http://www.vmission.org.in/hinduism/festivals/shivratri.htm</text:p>
            <text:p><text:span text:style-name="T33"/></text:p>
          </table:table-cell>
        </table:table-row>
        <table:table-row table:style-name="ro22">
          <table:table-cell office:value-type="string">
            <text:p>Chaitra Shukla Pratipada (March-April)</text:p>
          </table:table-cell>
          <table:table-cell table:style-name="ce5" office:value-type="string">
            <text:p>Gudhi Padva</text:p>
          </table:table-cell>
          <table:table-cell office:value-type="string">
            <text:p>New Year of the lunisolar calendar.</text:p>
          </table:table-cell>
          <table:table-cell office:value-type="string">
            <text:p>Gudhi Padva (pronounced as Guḍhī Pāḍavā) (Marathi: गुढी पाडवा, often mis-pronounced as guDi padwa because ढी sounds like डी when spoken), is the Marathi name for Chaitra Shukla Pratipada.[1] It is celebrated on the first day of the Chaitra month to mark the beginning of the New year according to the lunisolar Hindu calendar. This day is also the first day of Chaitra Navratri and Ghatasthapana also known as Kalash Sthapana is done on this day. <text:s/></text:p>
            <text:p><text:span text:style-name="T29"/></text:p>
            <text:p><text:span text:style-name="T30">According to the Brahma Purana, this is the day on which Brahma created the world after the deluge and time began to tick from </text:span><text:span text:style-name="T30">this day forth.[5]</text:span></text:p>
            <text:p><text:span text:style-name="T30"/></text:p>
            <text:p><text:span text:style-name="T30"/></text:p>
            <text:p><text:span text:style-name="T30">On this day, the sun assumes a position above the point of intersection of the equator and the meridians. According to the Hindu </text:span><text:span text:style-name="T30">calendar, this marks the commencement of the Vasanta ritu or the spring season.[5]</text:span></text:p>
          </table:table-cell>
          <table:table-cell office:value-type="string">
            <text:p>Ugadi (meaning "the start of an era" in Kannada) also takes place on this day for the Kannadigas and Telugus.</text:p>
          </table:table-cell>
        </table:table-row>
        <table:table-row table:style-name="ro9">
          <table:table-cell table:style-name="ce2" office:value-type="string">
            <text:p><text:span text:style-name="T8">Chitra Shukla </text:span><text:span text:style-name="T9">Pratipad </text:span><text:span text:style-name="T8"><text:s/>to Chitra Shukla Navami <text:s/>(Usually March–April)</text:span></text:p>
          </table:table-cell>
          <table:table-cell office:value-type="string">
            <text:p>Vasanta Navaratri or Chaitra Navaratri</text:p>
          </table:table-cell>
          <table:table-cell table:style-name="ce11" office:value-type="string">
            <text:p>“9 nights”</text:p>
          </table:table-cell>
          <table:table-cell office:value-type="string">
            <text:p>Basanta Navaratri, also known as Vasant Navaratri, is the festival of nine days dedicated to the nine forms of Shakti (Mother Goddess) in the spring season (March–April). It is also known as Chaitra Navaratri. The nine days of festival are also known as Raama Navratri.</text:p>
          </table:table-cell>
          <table:table-cell/>
        </table:table-row>
        <table:table-row table:style-name="ro11">
          <table:table-cell office:value-type="string">
            <text:p><text:s/>Chaitra Navami <text:s/>(march-april)</text:p>
          </table:table-cell>
          <table:table-cell office:value-type="string">
            <text:p>Rama Navami </text:p>
          </table:table-cell>
          <table:table-cell/>
          <table:table-cell office:value-type="string">
            <text:p>a Hindu festival, celebrating the birth of Lord Rama to King Dasharatha and Queen Kausalya of Ayodhya. Ram is the 7th incarnation of the Dashavatara of Vishnu.[1][2][3] Years later Lord Rama was married to Sita on the Vivaha Panchami. The sacred marriage of Devi Sita with Lord Rama was held on Margashirsha Shukla Panchami as per Valmiki Ramayana (This occasion is known as Seetha kalyanam). The SreeRama Navami festival falls in the Shukla Paksha on the Navami, the ninth day of the month of Chaitra in the Hindu calendar. Thus it is also known as Chaitra Masa Suklapaksha Navami, and marks the end of the nine-day Chaitra-Navratri celebrations.</text:p>
            <text:p/>
            <text:p>At some places the festival lasts the whole nine days of the Navratras, thus the period is called 'Sri Rama Navratra'</text:p>
          </table:table-cell>
          <table:table-cell/>
        </table:table-row>
        <table:table-row table:style-name="ro11">
          <table:table-cell office:value-type="string">
            <text:p>Chaitra Pournimaa</text:p>
          </table:table-cell>
          <table:table-cell office:value-type="string">
            <text:p>Hanuman Jayanti </text:p>
          </table:table-cell>
          <table:table-cell/>
          <table:table-cell table:style-name="ce4" office:value-type="string">
            <text:p>celebrated to commemorate the birth of Hanuman, the Vanara god, widely venerated throughout India. </text:p>
            <text:p><text:span text:style-name="T21"/></text:p>
            <text:p>In Maharashtra, Hanuman Jayanti is celebrated on the full moon day (pūrnima) of the Hindu lunar month of Chaitra. A special feature of Hanuman Jayanti is that according to some religious almanacs (panchāngs) the birthday of Hanuman falls on the fourteenth day (chaturdashi) in the dark fortnight of the month of Ashvin while according to others it falls on the full moon day in the bright fortnight of Chaitra. On this day, in a Hanuman temple spiritual discourses are started at dawn. Hanuman was born at sunrise. At that time the spiritual discourse is stopped and the offering of food (Prasad) is distributed to everyone.[1]</text:p>
          </table:table-cell>
          <table:table-cell office:value-type="string">
            <text:p>Sounds like the dates vary according to the tradition.</text:p>
          </table:table-cell>
        </table:table-row>
        <table:table-row table:style-name="ro11">
          <table:table-cell table:number-columns-repeated="3"/>
          <table:table-cell office:value-type="string">
            <text:p>In the states of Tamil Nadu and Kerala, the Hanuman Jayanti is celebrated in the month of Margazhi (normally comes between Dec 15 and Jan 14). There it is believed that Hanuman or Anjaneya was born on Moola Nakshatra,on the new moon day (amavasya) in the month of Margazhi.</text:p>
            <text:p/>
            <text:p>In Odisha, the Hanuman Jayanti is celebrated on the first day of Baisakha month as per Oriya calendar (normally comes on April 14 or 15). There it is also celebrated as new year for all Oriyas (i.e. Maha Vishuva Sankranti).In Andhra, Hanuman Jayanti is celebrated on the tenth day of bahula paksha or Krishna paksha in the month of Vaishaka.</text:p>
          </table:table-cell>
          <table:table-cell/>
        </table:table-row>
        <table:table-row table:style-name="ro23">
          <table:table-cell office:value-type="string">
            <text:p>third Tithi of Shukla Paksha in month Vaishakha (April-May)</text:p>
          </table:table-cell>
          <table:table-cell office:value-type="string">
            <text:p>Akshaya Tritiya</text:p>
          </table:table-cell>
          <table:table-cell/>
          <table:table-cell table:style-name="ce4" office:value-type="string">
            <text:p>one of the four most important days for Hindus.[1] It is an auspicious day of the birthday of Lord Parasurama who is the sixth incarnation of Lord Vishnu. On this day Veda Vyas and Lord Ganesha began to write Mahabharata. The meaning of the word Akshaya is infinite that which never recede.[2]</text:p>
            <text:p/>
            <text:p>In Jain and Hindu calendars, some days of the month are absent in counting and some days ( tithi as its known in lunar calendar) come extra, but Akshay tritiya is one day which is never "absent" from the lunar Calendar.</text:p>
            <text:p/>
            <text:p>The word "Akshaya" means the never diminishing in Sanskrit and the day is believed to bring good luck and success.</text:p>
            <text:p><text:span text:style-name="T21"/></text:p>
            <text:p>As per Hindus, this day is ruled by god Vishnu, the preserver-god in the Hindu Trinity. It is also traditionally celebrated as the birthday of the Hindu sage Parashurama, the sixth Avatar (incarnation) of the god Vishnu. According to Hindu mythology, on this day the Treta Yuga began and the river Ganges, the most sacred river of India, descended to the earth from the heaven.</text:p>
            <text:p/>
            <text:p>It was also on this day that Goddess Annapoorna devi was born.</text:p>
            <text:p/>
            <text:p>Kubera received his wealth and position as custodian of wealth and property along with Goddess Lakshmi on this day, by praying to Lord Shiva at Shivapuram.</text:p>
            <text:p/>
            <text:p>It is also traditionally observed as the birthday of Parashurama, the sixth incarnation of god Vishnu. The Puranic scriptures speak about how he reclaimed the land from the sea.</text:p>
            <text:p/>
            <text:p>In Mahabharata, Yudhishtira receives the Akshaya patra, which he uses to serve food for all the needy in his Kingdom.</text:p>
            <text:p/>
            <text:p>It is on this day that poor Sudama, the best friend of Krishna visits Him (Lord Krishna) to greet him after He became the King. With nothing to offer due to his poverty, Sudama takes with him Poha (puffed rice) and offers it to his friend and never discusses his poverty though he intends to. But on his return he finds his hut changed to a Palace.</text:p>
            <text:p/>
            <text:p>It is also on this day that Dushasana, Duryodhana's brother unveils Draupadi at the Royal Court where Krishna protects her providing the 'unending' veil...</text:p>
          </table:table-cell>
          <table:table-cell/>
        </table:table-row>
        <table:table-row table:style-name="ro9">
          <table:table-cell office:value-type="string">
            <text:p>11th lunar day (Ekadashi) of shukla paksha Jyesta (May-June).</text:p>
          </table:table-cell>
          <table:table-cell office:value-type="string">
            <text:p>Nirjala Ekadashi</text:p>
          </table:table-cell>
          <table:table-cell office:value-type="string">
            <text:p>water-less (Nir-jala) fast</text:p>
          </table:table-cell>
          <table:table-cell office:value-type="string">
            <text:p>a Hindu holy day. <text:s/>The ekadashi derives its name from the water-less (Nir-jala) fast observed on this day.[2] It is considered as the most austere and hence, most sacred of ekadashis. If observed religiously, it is said the most rewarding and granting the virtue gained by the observance of all 24 ekadshis in the year.[2]</text:p>
          </table:table-cell>
          <table:table-cell/>
        </table:table-row>
        <table:table-row table:style-name="ro12">
          <table:table-cell table:number-columns-repeated="3"/>
          <table:table-cell office:value-type="string">
            <text:p>Nirjala Ekadashi is also known as Pandava Bhima Ekadashi. This name is derived from Bhima, the second and strongest of the five Pandava brothers, heroes of the Hindu epic Mahabharata. The Brahma Vaivarta Purana narrates the story behind the Nirjala Ekadashi vrata vow. Bhima, a lover of food, wanted to observe all ekadashi fasts, but could not control his hunger. He approached the sage Vyasa, author of the Mahabharata and grandfather of the Pandavas for a solution. The sage advised him to observe Nirjala Ekadashi, when for one day in the year, he should observe an absolute fast. Bhima attained the virtue of all 24 ekadashis, by observing Nirjala Ekadashi.</text:p>
          </table:table-cell>
          <table:table-cell/>
        </table:table-row>
        <table:table-row table:style-name="ro24">
          <table:table-cell table:number-columns-repeated="3"/>
          <table:table-cell office:value-type="string">
            <text:p>While on other ekadashis abstinence of food is observed,[4] on Nirjala Ekadashi, an absolute fast is observed, without partaking even water.[4] The water-less fast is considered extremely difficult to follow as the day falls in the hot Indian summer and thus, it is deemed as very pious austerity.[1] The fast is observed 24 hours from sunrise on Nirjala Ekadashi to sunrise the next day.[2] Some observe it from sunrise to sunset.[4] On the day before Nirjala Ekadashi, the devotee performs the evening prayer (Sandhyavandanam) and takes only one meal, without rice - as rice eating is prohibited.[2][5] The devotee is however permitted to have a single tiny drop of water as part of the Achamana purification ritual. Water more than that equals breaking the vow.[3]</text:p>
            <text:p/>
            <text:p>Like other ekadashis, puja is offered to the god Vishnu, for whom ekadashis are sacred, to seek his grace. An image of Vishnu or a Saligrama stone (an iconic fossil stone in the form of Vishnu) is bathed (abhisheka) with Panchamrita, a mixture of five foods: milk, curd, ghee (clarified butter), honey and sugar. It is then washed with water and then dressed in royal finery. A hand-fan is also offered. Flowers, incense, water and arati (lamps) are also offered. Devotees mediate on the image of the god. In the evening, they worship Vishnu with durva grass in their hands. Devotees remain awake the whole night and sing praises of Vishnu or mediate on his image.</text:p>
          </table:table-cell>
          <table:table-cell/>
        </table:table-row>
        <table:table-row table:style-name="ro25">
          <table:table-cell table:number-columns-repeated="3"/>
          <table:table-cell office:value-type="string">
            <text:p>According to the Markandeya Purana and the Vishnu Purana, the day of Ekadashi is itself a form of Vishnu. The vrata observed on this day is said to wash away all sin.[5] One who completes the vrata of Nirjala Ekadashi is mentioned to gain the favour of Vishnu, who grants him happiness, prosperity and forgiveness for sins.[1] The devotee is described to receive the merit gained by the observance of all 24 ekadshis in the year. It is most popular and strictly observed by the Vaishanvites, in particular[2]</text:p>
            <text:p/>
            <text:p>The observer gains longevity and moksha (salvation).[4] Usually, the messengers of the god of death Yama are described to fetch the person's soul after death. Yama then judges the person's deeds and sends him to Svarga (heaven) or Naraka (Hell). However, one who observes the Nirjala Ekadashi rituals is believed to be excused Yama's judgement and taken by messengers of Vishnu to Vaikuntha, the abode of Vishnu, after death.[2]</text:p>
          </table:table-cell>
          <table:table-cell/>
        </table:table-row>
        <table:table-row table:style-name="ro10">
          <table:table-cell office:value-type="string">
            <text:p>full moon day (the 15th) of the month of Jyeshta (May-June)</text:p>
          </table:table-cell>
          <table:table-cell office:value-type="string">
            <text:p>Vat Pournima</text:p>
          </table:table-cell>
          <table:table-cell/>
          <table:table-cell office:value-type="string">
            <text:p>Vat Pournima is observed in Maharashtra. Pournima means "full moon." Women pray for the prosperity of their husbands by tying threads around a banyan tree. <text:s/>It honours Savitri, the legendary wife who rescued her husband's (Satyavan) soul from the ruler of the departed, Yama.</text:p>
          </table:table-cell>
          <table:table-cell office:value-type="string">
            <text:p>This holiday might not be from the Vedic period.</text:p>
          </table:table-cell>
        </table:table-row>
        <table:table-row table:style-name="ro11">
          <table:table-cell office:value-type="string">
            <text:p>Jyeshta Amavasya (last day of the dark fortnight).</text:p>
          </table:table-cell>
          <table:table-cell table:style-name="ce9" office:value-type="string">
            <text:p>Savitri Brata <text:span text:style-name="T15">(also known as: Savitri Amavasya)</text:span></text:p>
          </table:table-cell>
          <table:table-cell/>
          <table:table-cell office:value-type="string">
            <text:p>a fasting day observed by all Hindu Oriya married women on the Amavasya, the last day of the dark fortnight, in the month of Jyestha. <text:s/></text:p>
            <text:p/>
            <text:p>This day is most favorable for the married Hindu women whose husbands are alive. They observe it as a vow with great dedication and pray for their husband to have a long life. The word reflects the origin and significance of the Vat-Savitri puja. The fast is dedicated to Savitri and Satyavan; her husband who was destined to die within one year but was brought back to life by her penance. The God of death, Yama, is implored by Savitri when he is about to leave his body. Due to her sheer determination and devotion to her husband, she won him back to life. Soon Satyavan regained his lost kingdom.</text:p>
          </table:table-cell>
          <table:table-cell/>
        </table:table-row>
        <table:table-row table:style-name="ro7">
          <table:table-cell table:number-columns-repeated="3"/>
          <table:table-cell office:value-type="string">
            <text:p>Legend behind the festival</text:p>
            <text:p/>
            <text:p>The vrata was named after Savitri. Savitri was the beautiful daughter of King Aswapati of Madra Desa. She selected Satyavan as her life partner, a prince in exile who was living in the forest with his blind father Dyumatsen. She left the palace and lived with her husband and the in-laws in the forest. As a devoted wife and daughter-in-law, she went to great lengths to take care of them. One day while cutting wood in the jungle, Satyavan's head reeled and he fell down from a tree. Then Yamraj, the death God, appeared to take away Satyavan's soul. Deeply hurt, Savitri pleaded to Yamraj not to be separated from her husband. If anything, he would take away the soul of her husband and she would also follow. Yamraj, moved by the devotion of Savitri, returned the life of her husband.</text:p>
          </table:table-cell>
          <table:table-cell/>
        </table:table-row>
        <table:table-row table:style-name="ro26">
          <table:table-cell table:number-columns-repeated="3"/>
          <table:table-cell office:value-type="string">
            <text:p>Customs &amp; Rituals</text:p>
            <text:p/>
            <text:p>All Hindu women observe this festival by worshiping and propitiating Savitri as a Devi. In the <text:span text:style-name="T10">early morning,</text:span> women take purifying baths, wear new clothes and bangles, and apply vermilion to their foreheads. <text:span text:style-name="T31">Nine </text:span>types of fruits and <text:span text:style-name="T31">nine</text:span> types of flowers are offered to the Goddess. Wet pulses, rice, mangos, jackfruits, palm fruits, kendu, bananas and several other fruits are offered as Bhoga (offering) and observe the festival with Savitri barta katha. After <text:span text:style-name="T10">fasting for the whole day</text:span>, the fasting women simply take the Bhoga. In the <text:span text:style-name="T10">afternoon</text:span>, when formalities of worship are over, they <text:span text:style-name="T10">bow</text:span> to their respective husbands and elderly people.</text:p>
          </table:table-cell>
          <table:table-cell/>
        </table:table-row>
        <table:table-row table:style-name="ro9">
          <table:table-cell table:style-name="ce2" office:value-type="string">
            <text:p><text:span text:style-name="T8">Ashadha Shukla </text:span><text:span text:style-name="T9">Pratipad </text:span><text:span text:style-name="T8"><text:s/>to Ashadha Shukla Navami <text:s/>(Usually June–July)</text:span></text:p>
          </table:table-cell>
          <table:table-cell office:value-type="string">
            <text:p>Gupta Navaratri</text:p>
          </table:table-cell>
          <table:table-cell table:style-name="ce11" office:value-type="string">
            <text:p>“9 nights”</text:p>
          </table:table-cell>
          <table:table-cell office:value-type="string">
            <text:p>Gupta Navaratri, also referred as Ashadha or Gayatri or Shakambhari Navaratri, is nine days dedicated to the nine forms of Shakti (Mother Goddess) in the month of Ashadha (June–July). Gupta Navaratri is observed during the Ashadha Shukla Paksha (waxing phase of moon).</text:p>
          </table:table-cell>
          <table:table-cell/>
        </table:table-row>
        <table:table-row table:style-name="ro25">
          <table:table-cell office:value-type="string">
            <text:p>Ashadh Purnima (Shukla paksha, Bright lunar fortnight Full Moon) (June–July)</text:p>
          </table:table-cell>
          <table:table-cell office:value-type="string">
            <text:p>Guru Purnima</text:p>
          </table:table-cell>
          <table:table-cell/>
          <table:table-cell office:value-type="string">
            <text:p>marked by ritualistic veneration of the Guru, Guru Puja. <text:s/>Vyasa was not only believed to have been born on this day, but also to have started writing the Brahma Sutras on ashadha sudha padyami which ends on this day, hence their recitations as a dedication to him, are organised on this day, which is also known as Vyasa Purnima. <text:s/>Hindu ascetics and wandering monks (sanyasis), observe this day by offering puja to the Guru, during the Chaturmas, a four month period during the rainy season, when they choose seclusion, and halt at one selected place; some also give discourses to the local public. <text:s/>This was the day, when Krishna-Dwaipayana Vyasa – author of the Mahabharata – was born to sage Parashara and a fisherman's daughter Satyavati, thus this day is also celebrated as Vyasa Purnima.[2]Veda Vyasa, did yeoman service to the cause of Vedic studies by gathering all the Vedic hymns extant during his times, dividing them into four parts based on their use in the sacrificial rites, and teaching them to his four chief disciples – Paila, Vaisampayana, Jaimini and Sumantu. It was this dividing and editing that earned him the honorific "Vyasa" (vyas = to edit, to divide).</text:p>
          </table:table-cell>
          <table:table-cell/>
        </table:table-row>
        <table:table-row table:style-name="ro14">
          <table:table-cell office:value-type="string">
            <text:p>Friday before the full moon in the month of Sravana (July-August)</text:p>
          </table:table-cell>
          <table:table-cell office:value-type="string">
            <text:p>Mahalakshmi Vrata</text:p>
          </table:table-cell>
          <table:table-cell/>
          <table:table-cell office:value-type="string">
            <text:p>There is a legend that says that this vratam was recommended by Lord Shiva to his wife Parvati to gain wealth and prosperity. There is also another legend that tells of a very pious lady Charumati who was asked by the goddess Varalakshmi, in her dream, to do the vratam in order to fulfill her wishes. She performed the vratam along with other ladies in her village with great devotion. They offered the deity lots of delicacies and once the vratam was completed, they were amazed to find their bodies decked with expensive jewels and their homes full of riches. From then on, women started performing this vratam every year seeking wealth and prosperity in their families. <text:s text:c="3"/>On the day of Varalakshmi vratam, women clean their homes and decorate their front yards with rangolis (colorful designs traced on the floor). Later, they take a bath and deck themselves with beautiful clothes and jewellery. They then begin the process of performing the vrata by first arranging the kalasha or sacred pot. They fill the pot with rice and water which symbolize prosperity and cover it with mango and betel leaves. They then place a coconut smeared with turmeric and vermilion on the kalasha and also decorate the coconut with a new cloth. Some people decorate the kalasha with many kinds of jewels to make it look more beautiful. They place this kalasha on a plate filled with rice. The main puja begins by worshiping Lord Ganesha, who is believed to drive away all obstacles and evil forces. Later, goddess Mahalakshmi is invoked into the kalasha. They then worship a couple of torams (a bunch of nine threads with nine knots) and tie one to the kalasha while the other one is tied around the right hand wrist of the lady performing the pooja. Later, they chant the Lakshmi Ashtottara Shatanamam (a list of hundred names in praise of the deity). They then offer the goddess nine varieties of delicacies including both sweets and savories. In conclusion of the vratam, they sing hymns in praise of goddess Varalakshmi and also invite another married woman assuming her to be goddess Varalakshmi and offer her sweets. That evening, they invite all the neighboring ladies to their homes and offer them tamboolam, an offering consisting of betel leaves, fruits, betel nuts, vermilion, turmeric and dakshina (money). They also collectively sing songs in praise of goddess Varalakshmi. Alternately, in some parts also Vaibhav Lakshmi Vrat Katha is also performed .This vrat is done for wish fulfilment on Fridays by people .In this Vrat, people worship Goddess Lakshmi in 8 forms .i.e., 1)Shri Dhan Lakshmi Maa 2)Shri Gaj Lakshmi Maa 3)Shri Veer Lakshmi Maa 4)Shri Aishwarya Lakshmi Maa 5)Shri Vijya Lakshmi Maa 6)Shri Adi Lakshmi Maa 7)Shri Dhanya Lakshmi Maa 8) Shri Santan Lakshmi Maa .The vrat is performed by Hindus with complete devotion on each Friday by fasting and praying Goddess Lakshmi .</text:p>
          </table:table-cell>
          <table:table-cell office:value-type="string">
            <text:p>Numbers in the ritual: 9 threads with 9 knots, 8 forms of Lakshmi.</text:p>
          </table:table-cell>
        </table:table-row>
        <table:table-row table:style-name="ro12">
          <table:table-cell office:value-type="string">
            <text:p>Purnima (full moon) of Shraavana (July-August)</text:p>
          </table:table-cell>
          <table:table-cell office:value-type="string">
            <text:p>Raksha Bandhan, (also known as Rakhi and Rakhi Purnima)</text:p>
          </table:table-cell>
          <table:table-cell table:style-name="ce2" office:value-type="string">
            <text:p><text:span text:style-name="T2">the </text:span><text:span text:style-name="T3">bond of protection</text:span></text:p>
          </table:table-cell>
          <table:table-cell office:value-type="string">
            <text:p>The festival is marked by the tying of a <text:span text:style-name="T10">rakhi</text:span>, or <text:span text:style-name="T10">holy thread</text:span>, which comes in many colors and designs, by the sister on the wrist of her brother. The brother in return offers a gift to his sister and vows to look after her as she presents sweets to him.</text:p>
          </table:table-cell>
          <table:table-cell office:value-type="string">
            <text:p>Rakhi thread has a special meaning in the stories. <text:s/>See the wikipedia article for the references made: <text:s/><text:a xlink:href="http://en.wikipedia.org/wiki/Raksha_Bandhan#Mythical_and_Historical_Occurrences_and_Mentions">http://en.wikipedia.org/wiki/Raksha_Bandhan#Mythical_and_Historical_Occurrences_and_Mentions</text:a></text:p>
          </table:table-cell>
        </table:table-row>
        <table:table-row table:style-name="ro7">
          <table:table-cell table:style-name="ce2" office:value-type="string">
            <text:p><text:span text:style-name="T11">eighth day (Aṣṭamī) day of the dark fortnight of the </text:span><text:span text:style-name="T12">month of Śrāvaṇa or Bhādrapada (August–September)</text:span></text:p>
          </table:table-cell>
          <table:table-cell office:value-type="string">
            <text:p>Krishna Janmashtami</text:p>
          </table:table-cell>
          <table:table-cell office:value-type="string">
            <text:p>Krishna birthday</text:p>
          </table:table-cell>
          <table:table-cell table:style-name="ce4" office:value-type="string">
            <text:p><text:span text:style-name="T11">Krishna Janmashtami </text:span>is an annual commemoration of the birth of the Hindu deity Krishna, the eighth avatar of Vishnu.[1]</text:p>
            <text:p/>
            <text:p>The festival is celebrated on the eighth day (Aṣṭamī) day of the dark fortnight of the month of Śrāvaṇa or Bhādrapada (August–September) in the Hindu calendar. </text:p>
            <text:p><text:span text:style-name="T32"/></text:p>
            <text:p><text:span text:style-name="T32">Krishna was the eighth son of Devaki and Vasudeva. Based on scriptural details and astrological calculations the date of Krishna's birth, </text:span><text:span text:style-name="T32">known as Janmashtami,[3] is 19 July 3228 BCE and departed on 3102 BCE. Krishna belonged to the Vrishni clan of Yadavas from </text:span><text:span text:style-name="T32">Mathura,[4] and was the eighth son born to the princess Devaki, and her husband Vasudeva.</text:span></text:p>
          </table:table-cell>
          <table:table-cell/>
        </table:table-row>
        <table:table-row table:style-name="ro27">
          <table:table-cell office:value-type="string">
            <text:p>3rd day of the month of Bhadra, and the day after. <text:s/>(August-September)</text:p>
          </table:table-cell>
          <table:table-cell table:style-name="ce10" office:value-type="string">
            <text:p><text:span text:style-name="T16">Gowri Habba, or </text:span><text:span text:style-name="T17">Hartalika</text:span></text:p>
          </table:table-cell>
          <table:table-cell/>
          <table:table-cell office:value-type="string">
            <text:p>Festival. <text:s/>Gowri Habba (Kannada: ಗೌರಿ ಹಬ್ಬ) is a Hindu festival celebrated a day before Ganesh Chaturthi.</text:p>
            <text:p/>
            <text:p>It is a significant festival in parts of Karnataka, Andhra Pradesh and Tamil Nadu. It is known as Hartalika in a few North Indian states of Uttar Pradesh, Bihar, Jharkhand, Rajasthan, Chhattisgarh, Maharashtra and Madhya Pradesh. Ma Goddess Gowri (Gauri), the mother of Ganesha and wife of Shiva, is worshipped throughout India for her ability to bestow upon her devotees courage and power. Hindu belief has it that Goddess Gowri is the very incarnation of Aadhi Shakthi Mahamaya. She is the Shakthi of Lord Shiva. It is believed that on Thadige, or the third day of the month of Bhaadra, Goddess Gowri comes home like any married girl comes to her parents' house. The next day Lord Ganesha, her son, comes as if to take her back to Kailasa.</text:p>
            <text:p/>
            <text:p>The Swarna Gowri vratha is performed on the occasion, to appease the Goddess.</text:p>
          </table:table-cell>
          <table:table-cell office:value-type="string">
            <text:p>Rituals for this holiday have numbers: <text:span text:style-name="T10">16</text:span> and <text:span text:style-name="T10">5</text:span>.</text:p>
          </table:table-cell>
        </table:table-row>
        <table:table-row table:style-name="ro28">
          <table:table-cell office:value-type="string">
            <text:p>Bhadrapada shukla chaturthi (fourth day of the waxing moon period) to Anant Chaturdashi (fourteenth day of the waxing moon period). [period of 10 days] <text:s/><text:span text:style-name="T13"><text:s/>(August – September)</text:span></text:p>
          </table:table-cell>
          <table:table-cell table:style-name="ce7" office:value-type="string">
            <text:p>Ganesha Chaturthi</text:p>
          </table:table-cell>
          <table:table-cell office:value-type="string">
            <text:p>Birthday of Ganesha</text:p>
          </table:table-cell>
          <table:table-cell office:value-type="string">
            <text:p>Traditional stories tell that Lord Ganesha was created by goddess Parvati, consort of Lord Shiva. Parvati created Ganesha out of sandalwood paste that she used for her bath and breathed life into the figure. She then set him to stand guard at her door while she bathed. Lord Shiva returned and, as Ganesha didn't know him, he didn't allow him to enter. Lord Shiva became enraged and asked his follower ghosts to teach the child some manners. Ganesha was very powerful, being born of Parvati, the embodiment of shakti (or power). He defeated the ghost-followers (called "Ghana"s) and declared nobody was allowed to enter while his mother was bathing. The sage of heavens, Narada, along with the Saptarshi (the seven wise rishis) sensed a growing turmoil and went to appease the boy with no results. Angered, the king of Gods, Indra attacked the boy with his entire heavenly army but even they didn't stand a chance. By then, this issue had become a matter of pride for Parvathi and Shiva.</text:p>
            <text:p/>
            <text:p>After the devas were defeated, the trinity, the controller, preserver and destroyer of the universe launched an attack against Ganesha. Amidst the fighting, Shiva severed the head of the child. And brought on Parvathi's rage. Seeing her son dead, Parvathi revealed her true self, as the Adi-shakti, the prime energy that fuels the universe and sustains matter. Taking on a terrible form, she vowed to destroy the universe where her son was killed and re-create a better one. The Gods prostrated before her and Shiva promised that her son will live again. The trinity hunted the world for a head and came across a mother elephant crying for her dead baby. They consoled the mother and fixed the head of the baby elephant in place of Ganesha's head. Lord Shiva also declared that from this day, the boy would be called as "Ganesha" (Gana-Isha : lord of the Ganas). In this way, Lord Ganesha came to be depicted as the elephant-headed God.[2]</text:p>
            <text:p><text:span text:style-name="T19"/></text:p>
            <text:p><text:span text:style-name="T19">This ritual is the Pranapratishhtha. After this the ritual called as Shhodashopachara (16 ways of paying tribute) follows. Coconut, jaggery, </text:span><text:span text:style-name="T19">21 modakas, 21 durva (trefoil) blades of grass and red flowers are offered. <text:s/></text:span></text:p>
          </table:table-cell>
          <table:table-cell office:value-type="string">
            <text:p>Ganesh is a post-Vedic god (not in the Vedas or original Mahabharatha) but was introduced <text:s/>later in the Puranas. <text:s/></text:p>
          </table:table-cell>
        </table:table-row>
      </table:table>
      <table:table table:name="Tamil dates" table:style-name="ta1">
        <table:table-column table:style-name="co7" table:default-cell-style-name="ce3"/>
        <table:table-column table:style-name="co8" table:default-cell-style-name="Default"/>
        <table:table-column table:style-name="co9" table:default-cell-style-name="ce3"/>
        <table:table-column table:style-name="co10" table:default-cell-style-name="ce3"/>
        <table:table-column table:style-name="co11" table:default-cell-style-name="ce3"/>
        <table:table-row table:style-name="ro1">
          <table:table-cell table:style-name="Default" office:value-type="string">
            <text:p>Tamil calendar holiday and festival dates:</text:p>
          </table:table-cell>
          <table:table-cell/>
          <table:table-cell table:style-name="Default" table:number-columns-repeated="3"/>
        </table:table-row>
        <table:table-row table:style-name="ro29">
          <table:table-cell table:style-name="Default" office:value-type="string">
            <text:p>(Also includes holidays for Malayali Hindus (Hindus from kerala))</text:p>
          </table:table-cell>
          <table:table-cell/>
          <table:table-cell table:style-name="Default" table:number-columns-repeated="3"/>
        </table:table-row>
        <table:table-row table:style-name="ro1">
          <table:table-cell table:style-name="Default"/>
          <table:table-cell/>
          <table:table-cell table:style-name="Default" table:number-columns-repeated="3"/>
        </table:table-row>
        <table:table-row table:style-name="ro2" table:number-rows-repeated="2">
          <table:table-cell table:style-name="Default"/>
          <table:table-cell/>
          <table:table-cell table:style-name="Default" table:number-columns-repeated="3"/>
        </table:table-row>
        <table:table-row table:style-name="ro3">
          <table:table-cell table:style-name="ce1" office:value-type="string">
            <text:p>Date</text:p>
          </table:table-cell>
          <table:table-cell table:style-name="ce1" office:value-type="string">
            <text:p>Indian name</text:p>
          </table:table-cell>
          <table:table-cell table:style-name="ce1" office:value-type="string">
            <text:p>English name</text:p>
          </table:table-cell>
          <table:table-cell table:style-name="ce1" office:value-type="string">
            <text:p>Description</text:p>
          </table:table-cell>
          <table:table-cell table:style-name="ce1" office:value-type="string">
            <text:p>Notes</text:p>
          </table:table-cell>
        </table:table-row>
        <table:table-row table:style-name="ro10">
          <table:table-cell office:value-type="string">
            <text:p>Sun ingress into sidereal Aries (Approx. April 14).</text:p>
          </table:table-cell>
          <table:table-cell table:style-name="ce3" office:value-type="string">
            <text:p>Puthandu</text:p>
          </table:table-cell>
          <table:table-cell office:value-type="string">
            <text:p>Tamil New Year</text:p>
          </table:table-cell>
          <table:table-cell office:value-type="string">
            <text:p>Festival. <text:s/>The Tamil New Year happens Nirayana Mesha Sankranti (Sun's transition into Nirayana Aries). This generally falls on 14 April of the Gregorian year. </text:p>
          </table:table-cell>
          <table:table-cell office:value-type="string">
            <text:p>Tamil festival.</text:p>
          </table:table-cell>
        </table:table-row>
        <table:table-row table:style-name="ro30">
          <table:table-cell office:value-type="string">
            <text:p>Sun ingress into sidereal Aries (Approx. April 14).</text:p>
          </table:table-cell>
          <table:table-cell table:style-name="ce11" office:value-type="string">
            <text:p>Vishnu</text:p>
          </table:table-cell>
          <table:table-cell/>
          <table:table-cell office:value-type="string">
            <text:p>Vishu is a Hindu festival celebrated in the Indian state of Kerala and in the Tulunadu region(Mangalore &amp; Udupi districts) usually in the second week of April in the Gregorian calendar.[1] This occasion signifies the sun's transit into the Meda Raasi (first zodiac sign) according to Indian astrological calculations, and represents the vernal equinox. "Vishu" in Sanskrit means "equal".</text:p>
            <text:p/>
            <text:p>The most important event in Vishu is the Vishukkani, which literally means "the first thing seen on the day of Vishu after waking up". <text:s text:c="3"/>On Vishu, the custom is to wake up at dawn and go to the puja room with eyes closed so that the Vishukkani is the first sight in the new season. Reading verses from the Hindu Holy book Ramayanam after seeing the "Vishukkani" is considered auspicious. </text:p>
            <text:p><text:span text:style-name="T28"/></text:p>
            <text:p><text:span text:style-name="T28"/></text:p>
          </table:table-cell>
          <table:table-cell office:value-type="string">
            <text:p>Kerala festival.</text:p>
          </table:table-cell>
        </table:table-row>
        <table:table-row table:style-name="ro15">
          <table:table-cell office:value-type="string">
            <text:p>month of Chingam (August–September) and lasts for ten days.</text:p>
          </table:table-cell>
          <table:table-cell table:style-name="ce3" office:value-type="string">
            <text:p>Onam</text:p>
          </table:table-cell>
          <table:table-cell/>
          <table:table-cell office:value-type="string">
            <text:p>Onam is also known as Vamana Jayanthi, is a Hindu festival and the state festival of Kerala celebrated by the people of Kerala, India. The festival commemorates the Vamana avatar of Vishnu and the subsequent homecoming of the legendary Emperor Mahabali. It falls during the month of Chingam (August–September) and lasts for ten days. The festival is marked by various festivities, including intricate flower carpets, elaborate banquet lunches, snake boat races, Onappottan, Kaazhchakkula in Guruvayoor, Puli Kali, Kaikottikkali etc.</text:p>
          </table:table-cell>
          <table:table-cell office:value-type="string">
            <text:p>Malayali Hindus (Hindus from Kerala). <text:s/>For the Chingam month: <text:s/><text:a xlink:href="http://en.wikipedia.org/wiki/Chingam">http://en.wikipedia.org/wiki/Chingam</text:a></text:p>
          </table:table-cell>
        </table:table-row>
        <table:table-row table:style-name="ro31">
          <table:table-cell office:value-type="string">
            <text:p>Tamil calendar: falls in the month of Kārttikai (mid-November to mid-December) as per Tamil calendar. This occurs on the day when the moon is in conjunction with the constellation Karthigai (Pleiades) and purnimai. </text:p>
          </table:table-cell>
          <table:table-cell table:style-name="ce3" office:value-type="string">
            <text:p>Karthikai Deepam</text:p>
          </table:table-cell>
          <table:table-cell/>
          <table:table-cell office:value-type="string">
            <text:p>Many legends and lyrical poetry have grown round this star. The six stars are considered in Indian mythology as the six celestial nymphs who reared the six babies in the saravana tank which later were joined together to form the six faced Muruga. He is therefore called Karthikeya, the one brought up by the Karthigai nymphs. Houses and streets are lit up with rows of oil lamps (Deepam) in the evening of the festival day.</text:p>
            <text:p><text:span text:style-name="T34"/></text:p>
            <text:p><text:span text:style-name="T4">History</text:span></text:p>
            <text:p>One of the earliest references to the festival is found in the Ahananuru, a book of poems, which dates back to the Sangam Age (200 B.C. to 300 A.D.). The Ahananuru clearly states that Karthigai is celebrated on the full moon day (pournami) of the month of Karthigai, as per South Indian calendar. It was one of the most important festivals (peruvizha) of the ancient Tamils, including now the areas of modern Kerala too. Avaiyyar, the renowned poetess of those times, refers to the festival in her songs. Karthikai Deepam is one of the oldest festivals celebrated by the Tamil people. The festival finds reference in Sangam literature like Ahananuru and the poems of Auvaiyar.[1]</text:p>
            <text:p>Religious aspects</text:p>
            <text:p/>
            <text:p>Lord Shiva appeared as an endless flame of light before Lord Vishnu and Lord Brahma, who each considered himself supreme and said that the matter could be tested if the two could search for Lord Shiva's Head and feet. Lord Vishnu took the form of a boar(Sanskrit:Varaha, Tamil:Varahan) and delved deep into the earth, Lord Brahma that of a swan(Sanskrit:Hamsa, Tamil:Annam) and flew towards the skies. Lord Vishnu failed in his search and returned. But Lord Brahma, chancing upon a piece of Thazhambu, a flower, learnt from it that it had been floating down for thirty thousand years from Lord Shiva's head. He seized upon this and claimed to Lord Shiva that he had seen the other's top. Lord Siva realized the falsehood and pronounced that there would never be a temple for Lord Brahma in this world. He also interdicted the use of the flower Thazhambu in his worship. Lord Shiva appeared as a flame, this day is called Maha Deepam.[2]</text:p>
          </table:table-cell>
          <table:table-cell office:value-type="string">
            <text:p>Celebrated by the Tamil and Telugu community.</text:p>
          </table:table-cell>
        </table:table-row>
        <table:table-row table:style-name="ro12">
          <table:table-cell office:value-type="string">
            <text:p>full moon in the Tamil month of Thai (January/February)</text:p>
          </table:table-cell>
          <table:table-cell table:style-name="ce3" office:value-type="string">
            <text:p>Thaipusam</text:p>
          </table:table-cell>
          <table:table-cell/>
          <table:table-cell office:value-type="string">
            <text:p>The festival commemorates the occasion when Parvati gave Murugan a Vel "spear" so he could vanquish the evil demon Soorapadman. There is a misconception among people that Thaipusam marks Murugan's birthday; however, it is believed that Vaikhasi Vishakam, which falls in the Vaikhasi month (May/June), is Murugan's birthday.[4] <text:s text:c="5"/>The word Thaipusam is a combination of the name of the month, Thai, and the name of a star, Pusam. This particular star is at its highest point during the festival. </text:p>
          </table:table-cell>
          <table:table-cell office:value-type="string">
            <text:p>Celebrated by mostly the Tamil community.</text:p>
          </table:table-cell>
        </table:table-row>
        <table:table-row table:style-name="ro11">
          <table:table-cell/>
          <table:table-cell table:style-name="ce6"/>
          <table:table-cell/>
          <table:table-cell office:value-type="string">
            <text:p>Skanda (or Murugan) was created during one of the battles between the Asuras (or to be more specific Soorapadman) and the Devas. At one point, the latter were defeated several times by the former. The Devas were unable to resist the onslaught of the Asura forces. In despair, they approached Shiva and entreated to give them an able leader under whose heroic leadership they might obtain victory over the Asuras. They surrendered themselves completely and prayed to Shiva. Shiva granted their request by creating the mighty warrior, Skanda, out of his own power or Achintya Shakti. He at once assumed leadership of the celestial forces, inspired them and defeated the Asura forces and to recognize that day the people created the festival.</text:p>
          </table:table-cell>
          <table:table-cell/>
        </table:table-row>
      </table:table>
      <table:table table:name="Generic holy days" table:style-name="ta1">
        <table:table-column table:style-name="co3" table:default-cell-style-name="ce3"/>
        <table:table-column table:style-name="co12" table:default-cell-style-name="ce3"/>
        <table:table-column table:style-name="co2" table:default-cell-style-name="ce3"/>
        <table:table-column table:style-name="co13" table:default-cell-style-name="ce3"/>
        <table:table-column table:style-name="co14" table:default-cell-style-name="ce3"/>
        <table:table-row table:style-name="ro1">
          <table:table-cell table:style-name="Default" office:value-type="string">
            <text:p>Generic holy days</text:p>
          </table:table-cell>
          <table:table-cell table:style-name="Default" table:number-columns-repeated="4"/>
        </table:table-row>
        <table:table-row table:style-name="ro2" table:number-rows-repeated="3">
          <table:table-cell table:style-name="Default" table:number-columns-repeated="5"/>
        </table:table-row>
        <table:table-row table:style-name="ro3">
          <table:table-cell table:style-name="ce1" office:value-type="string">
            <text:p>Date</text:p>
          </table:table-cell>
          <table:table-cell table:style-name="ce1" office:value-type="string">
            <text:p>Indian name</text:p>
          </table:table-cell>
          <table:table-cell table:style-name="ce1" office:value-type="string">
            <text:p>English name</text:p>
          </table:table-cell>
          <table:table-cell table:style-name="ce1" office:value-type="string">
            <text:p>Description</text:p>
          </table:table-cell>
          <table:table-cell table:style-name="ce1" office:value-type="string">
            <text:p>Notes</text:p>
          </table:table-cell>
        </table:table-row>
        <table:table-row table:style-name="ro32">
          <table:table-cell/>
          <table:table-cell office:value-type="string">
            <text:p>Ekadashi</text:p>
          </table:table-cell>
          <table:table-cell/>
          <table:table-cell office:value-type="string">
            <text:p>Ekadashi (Sanskrit: एकादशी, ekādaśī, "Eleven"), also spelled as Ekadasi, is the eleventh lunar day (Tithi) of the shukla (bright) or krishna (dark) paksha (fortnight) of every lunar month in the Hindu calendar (Panchang). In Hinduism and Jainism it is considered a spiritually beneficial day. Scriptures recommend observing an (ideally waterless) fast from sunrise on the day of Ekadashi to sunrise on the day following Ekadashi.[citation needed]</text:p>
          </table:table-cell>
          <table:table-cell office:value-type="string">
            <text:p>List of individual special names for each Ekadashi are given in the wikipedia article: <text:a xlink:href="http://en.wikipedia.org/wiki/Ekadashi#List_of_Ekadashis">http://en.wikipedia.org/wiki/Ekadashi#List_of_Ekadashis</text:a></text:p>
          </table:table-cell>
        </table:table-row>
        <table:table-row table:style-name="ro16">
          <table:table-cell table:number-columns-repeated="3"/>
          <table:table-cell office:value-type="string">
            <text:p>Bhagavata Purana (sk. IX, adhy. 4) notes the observation of Ekadashi by Ambarisha, a devotee of Vishnu.</text:p>
          </table:table-cell>
          <table:table-cell/>
        </table:table-row>
        <table:table-row table:style-name="ro6">
          <table:table-cell table:number-columns-repeated="3"/>
          <table:table-cell office:value-type="string">
            <text:p>Ekadashi calculation</text:p>
            <text:p/>
            <text:p>Ekadashi is different for Sri Vaishnavites and Smarthas. Whether Ekadashi is today, yesterday or tomorrow is determined by a formula. According to KalaPrakashika, a Jyotish text discussing Muhurta, auspicious times for beginning an activity, the Ekadashi fast is performed on a day which is not touched by or ruined by any influence of the tenth tithi or lunar day. The cut off time is 96 minutes before sunrise. If the tenth day is over at 96 minutes before sunrise, then that day is celebrated as Ekadashi. If the tenth day is not yet over at 96 minutes before sunrise, but begins sometime during that day, then the Ekadashi fast is performed on the following day. (Rules need to be included here by a Panchang Karta from Dharma Sindhu and Nirnaya Sindhu.)</text:p>
          </table:table-cell>
          <table:table-cell/>
        </table:table-row>
        <table:table-row table:style-name="ro15">
          <table:table-cell/>
          <table:table-cell office:value-type="string">
            <text:p>Sankranthi </text:p>
          </table:table-cell>
          <table:table-cell/>
          <table:table-cell office:value-type="string">
            <text:p>transmigration of the Sun from one Rāshi (constellation of the zodiac in Indian astronomy) to the next.[1] Hence, there are 12 Sankrantis in a year.[2] Each Sankranti is marked as the beginning of a month in the sidereal solar calendars followed in Tamil Nadu, Kerala, Andhra Pradesh, Karnataka, Odisha. On the other hand, in the sidereal solar Bengali calendar and Assamese calendar, a Sankranti is marked as the end of each month and the day following as the beginning of a new month.</text:p>
          </table:table-cell>
          <table:table-cell/>
        </table:table-row>
        <table:table-row table:style-name="ro13">
          <table:table-cell table:number-columns-repeated="3"/>
          <table:table-cell office:value-type="string">
            <text:p>Important Sankrantis:</text:p>
            <text:p><text:s text:c="4"/><text:span text:style-name="T10">Makar Sankranti</text:span>: Marks the transition of the Sun into Makara rashi (Capricorn) on its celestial path. The traditional Indian calendar is based on lunar positions, Sankranti is a solar event. The date of Makar Sankranti remains constant over a long term, 14 January.</text:p>
            <text:p><text:s text:c="4"/><text:span text:style-name="T10">Maha Vishuva Sankranti</text:span>: Also known as <text:span text:style-name="T10">Mesha Sankranti </text:span>and Pana Sankranti, is celebrated as the Oriya New Year and is marked as the end of a Bengali year. The day marks the beginning of the New Year in the traditional Hindu Solar Calendar. On this day, the sun enters the sidereal Aries, or Mesha rashi. It generally falls on 14/15 April.</text:p>
            <text:p/>
            <text:p><text:s text:c="4"/><text:span text:style-name="T10">Dhanu Sankranti:</text:span> celebrated on the first day of lunar Pausha month. [3]</text:p>
            <text:p/>
          </table:table-cell>
          <table:table-cell/>
        </table:table-row>
        <table:table-row table:style-name="ro12">
          <table:table-cell office:value-type="string">
            <text:p>[No date given in the wikipedia article.]</text:p>
          </table:table-cell>
          <table:table-cell office:value-type="string">
            <text:p>Yātrā</text:p>
          </table:table-cell>
          <table:table-cell office:value-type="string">
            <text:p>The name means: 'journey', 'procession'</text:p>
          </table:table-cell>
          <table:table-cell office:value-type="string">
            <text:p><text:s/>Tīrtha-yātrā refers to a pilgrimage to a holy site, and is generally undertaken in groups. One who goes on a yatra is known as a yatri. As per Vedic hindu Dharma shastras a Yatri is supposed to do Yatra barefoot. <text:s/>A yatra is a kamya ritual; it is desirable, but not obligatory, for a Hindu to perform it. One can go on a yatra for a variety of reasons, including festivals, to perform rituals for one's ancestors, or to obtain good karma.</text:p>
          </table:table-cell>
          <table:table-cell office:value-type="string">
            <text:p>The greatest yatra is the pilgramage to the place where the Ganga, Yamuna &amp; Saraswati meet</text:p>
          </table:table-cell>
        </table:table-row>
      </table:table>
      <table:table table:name="Longer Time Periods" table:style-name="ta1">
        <table:table-column table:style-name="co15" table:default-cell-style-name="ce3"/>
        <table:table-column table:style-name="co16" table:default-cell-style-name="ce3"/>
        <table:table-column table:style-name="co17" table:default-cell-style-name="ce3"/>
        <table:table-column table:style-name="co18" table:default-cell-style-name="ce3"/>
        <table:table-column table:style-name="co19" table:default-cell-style-name="ce3"/>
        <table:table-row table:style-name="ro1">
          <table:table-cell table:style-name="Default" office:value-type="string">
            <text:p>Longer time periods observed as holy days.</text:p>
          </table:table-cell>
          <table:table-cell table:style-name="Default" table:number-columns-repeated="4"/>
        </table:table-row>
        <table:table-row table:style-name="ro2" table:number-rows-repeated="6">
          <table:table-cell table:style-name="Default" table:number-columns-repeated="5"/>
        </table:table-row>
        <table:table-row table:style-name="ro3">
          <table:table-cell table:style-name="ce1" office:value-type="string">
            <text:p>Date</text:p>
          </table:table-cell>
          <table:table-cell table:style-name="ce1" office:value-type="string">
            <text:p>Indian name</text:p>
          </table:table-cell>
          <table:table-cell table:style-name="ce1" office:value-type="string">
            <text:p>English name</text:p>
          </table:table-cell>
          <table:table-cell table:style-name="ce1" office:value-type="string">
            <text:p>Description</text:p>
          </table:table-cell>
          <table:table-cell table:style-name="ce1" office:value-type="string">
            <text:p>Notes</text:p>
          </table:table-cell>
        </table:table-row>
        <table:table-row table:style-name="ro11">
          <table:table-cell table:style-name="ce4" office:value-type="string">
            <text:p>4 month period: <text:span text:style-name="T2">Shayani Ekadashi—the eleventh day of the first </text:span><text:span text:style-name="T3">bright half, Shukla paksha, of Ashadh until Prabodhini Ekadashi, the </text:span><text:span text:style-name="T3">eleventh day of the first bright half of Kartik</text:span></text:p>
          </table:table-cell>
          <table:table-cell office:value-type="string">
            <text:p>Chaturmas</text:p>
          </table:table-cell>
          <table:table-cell office:value-type="string">
            <text:p>"four months"</text:p>
          </table:table-cell>
          <table:table-cell office:value-type="string">
            <text:p>a holy period of four months (July to October), beginning on Shayani Ekadashi—the eleventh day of the first bright half, Shukla paksha, of Ashadh (fourth month of the Hindu lunar calendar)—until Prabodhini Ekadashi, the eleventh day of the first bright half of Kartik (eighth month of the Hindu lunar calendar) in Hinduism, Buddhism and Jainism.</text:p>
            <text:p/>
            <text:p>Chaturmas is reserved the year for penance, austerities, fasting, bathing in holy rivers and religious observances for all. Devotees resolve to observe some form of vow, be it of silence or abstaining from a favourite food item, or having only a single meal in a day.</text:p>
          </table:table-cell>
          <table:table-cell/>
        </table:table-row>
        <table:table-row table:style-name="ro18">
          <table:table-cell table:number-columns-repeated="3"/>
          <table:table-cell office:value-type="string">
            <text:p>Etymology: Chaturmas literally means "four months", derived from the Sanskrit catur (चतुर्), "four",[1] and māsa (मासः), "month".[2]</text:p>
            <text:p>Zodiac Interpretation: The sun enters the zodiacal sign of Karka (Cancer) and begins to move southwards in the month of Ashadh.</text:p>
          </table:table-cell>
          <table:table-cell/>
        </table:table-row>
        <table:table-row table:style-name="ro15">
          <table:table-cell table:number-columns-repeated="3"/>
          <table:table-cell office:value-type="string">
            <text:p>In Hinduism, Lord Vishnu is believed to sleep on this day, hence the eleventh day of Ashadh is called Devashayani Ekadashi. He is believed to wake up on the eleventh of Kartik, hence called Prabodhini Ekadashi.[3] The period corresponds with the rainy season in India.[4]</text:p>
            <text:p/>
            <text:p>It is believed that Hindu gods and goddesses are at rest during this period and should not be disturbed, so no auspicious ceremonies, such as weddings and thread ceremonies, are held during the four months' period.[5][6]</text:p>
          </table:table-cell>
          <table:table-cell/>
        </table:table-row>
        <table:table-row table:style-name="ro10">
          <table:table-cell table:number-columns-repeated="3"/>
          <table:table-cell office:value-type="string">
            <text:p>The Sanyasis or ascetics observe Chaturmas for four fortnights, beginning on full moon day of the month of Ashadh, also known as Guru Purnima or Vyas Purnima, and ending on full moon day of the month of Bhadrapada.[7] Sanyasis are supposed to halt during this period at one selected place (Rains Retreat), and give discourses to the public.[3]</text:p>
          </table:table-cell>
          <table:table-cell/>
        </table:table-row>
        <table:table-row table:style-name="ro25">
          <table:table-cell table:number-columns-repeated="3"/>
          <table:table-cell office:value-type="string">
            <text:p>Celebrations</text:p>
            <text:p>Major Celebrations within this holy period include:</text:p>
            <text:p/>
            <text:p><text:s text:c="4"/>Guru Purnima</text:p>
            <text:p><text:s text:c="4"/>Krishna Janmashtami</text:p>
            <text:p><text:s text:c="4"/>Raksha Bandhan</text:p>
            <text:p><text:s text:c="4"/>Ganesh Chaturthi</text:p>
            <text:p><text:s text:c="4"/>Navratri (Dasara – Durga Puja – Vijayadashami)</text:p>
            <text:p><text:s text:c="4"/>Diwali</text:p>
          </table:table-cell>
          <table:table-cell/>
        </table:table-row>
        <table:table-row table:style-name="ro33">
          <table:table-cell office:value-type="string">
            <text:p>16 lunar days: In the south and west: purnima Bhadrapada <text:s/>to Sarvapitri amavasya. <text:s/>In the north: the dark fortnight of the month Ashvin instead of Bhadrapada. </text:p>
          </table:table-cell>
          <table:table-cell office:value-type="string">
            <text:p>Pitru Paksha (or Pitri paksha)</text:p>
          </table:table-cell>
          <table:table-cell office:value-type="string">
            <text:p>"fortnight of the ancestors"</text:p>
          </table:table-cell>
          <table:table-cell office:value-type="string">
            <text:p>a 16–lunar day period when Hindus pay homage to their ancestors (Pitrs), especially through food offerings. </text:p>
          </table:table-cell>
          <table:table-cell office:value-type="string">
            <text:p>Varying months depending on the tradition.</text:p>
          </table:table-cell>
        </table:table-row>
        <table:table-row table:style-name="ro33">
          <table:table-cell table:number-columns-repeated="3"/>
          <table:table-cell office:value-type="string">
            <text:p>Pitru Paksha is considered by Hindus to be inauspicious, given the death rite performed during the ceremony, known as Shraddha or tarpan. In southern and western India, it falls in the Hindu lunar month of Bhadrapada (September–October), beginning with the full moon day (Purnima) that occurs immediately after the Ganesh festival and ending with the new moon day known as Sarvapitri amavasya, Mahalaya amavasya or simply Mahalaya. The autumnal equinox falls within this period, i.e. the Sun transitions from the northern to the southern hemisphere during this period. In North India and Nepal, this period corresponds to the dark fortnight of the month Ashvin, instead of Bhadrapada.</text:p>
          </table:table-cell>
          <table:table-cell/>
        </table:table-row>
        <table:table-row table:style-name="ro34">
          <table:table-cell table:number-columns-repeated="3"/>
          <table:table-cell office:value-type="string">
            <text:p>According to Hindu mythology, the souls of three preceding generations of one's ancestor reside in Pitru–loka, a realm between heaven and earth. This realm is governed by Yama, the god of death, who takes the soul of a dying man from earth to Pitru–loka. When a person of the next generation dies, the first generation shifts to heaven and unites with God, so Shraddha offerings are not given. Thus, only the three generations in Pitru–loka are given Shraddha rites, in which Yama plays a significant role.[4] According to the sacred Hindu epics (Itihasa), at the beginning of Pitru Paksha, the sun enters the zodiac sign of Libra (Thula). Coinciding with this moment, it is believed that the spirits leave Pitru–loka and reside in their descendants' homes for a month until the sun enters the next zodiac—Scorpio (Vrichchhika)—and there is a full moon. Hindus are expected to propitiate the ancestors in the first half, during the dark fortnight.[2][5]</text:p>
            <text:p/>
            <text:p>When the legendary donor Karna died in the epic Mahabharata war, his soul transcended to heaven, where he was offered gold and jewels as food. However, Karna needed real food to eat and asked Indra, the lord of heaven, the reason for serving gold as food. Indra told Karna that he had donated gold all his life, but had never donated food to his ancestors in Shraddha. Karna said that since he was unaware of his ancestors, he never donated anything in their memory. To make amends, Karna was permitted to return to earth for a 15–day period, so that he could perform Shraddha and donate food and water in their memory. This period is now known as Pitru Paksha.[6] In some legends, Yama replaces Indra.[7]</text:p>
          </table:table-cell>
          <table:table-cell/>
        </table:table-row>
        <table:table-row table:style-name="ro11">
          <table:table-cell table:number-columns-repeated="3"/>
          <table:table-cell office:value-type="string">
            <text:p>Although these rites are to be carried out daily in this fortnight, it is considered that to perform them on the last day i.e. on Mahalaya Amavasya or Sarva Pitru Amavasya is extremely important and sacred. The performance of Shraddha by a son during Pitru Paksha is regarded as a compulsory by Hindus, to ensure that the soul of the ancestor goes to heaven. In this context, the scripture Garuda Purana says, "there is no salvation for a man without a son".[4] The scriptures preach that a householder should propitiate ancestors (Pitris), along with the gods (devas), ghosts (bhutas) and guests.[1] The scripture Markandeya Purana says that if the ancestors are content with the shraddhas, they will bestow health, wealth, knowledge and longevity, and ultimately heaven and salvation (moksha) upon the performer.</text:p>
          </table:table-cell>
          <table:table-cell/>
        </table:table-row>
        <table:table-row table:style-name="ro10">
          <table:table-cell table:number-columns-repeated="3"/>
          <table:table-cell office:value-type="string">
            <text:p>Shraddha involves oblations to three preceding generations—by reciting their names—as well as to the mythical lineage ancestor (gotra). A person thus gets to know the names of six generations (three preceding generation, his own and two succeeding generations—his sons and grandsons) in his life, reaffirming lineage ties.</text:p>
          </table:table-cell>
          <table:table-cell/>
        </table:table-row>
        <table:table-row table:style-name="ro25">
          <table:table-cell table:number-columns-repeated="3"/>
          <table:table-cell office:value-type="string">
            <text:p>When and Where</text:p>
            <text:p/>
            <text:p>The shraddha is performed on the specific lunar day during the Pitru Paksha, when the ancestor—usually a parent or paternal grandparent—died. There are exceptions to the lunar day rule; special days are allotted for people who died in a particular manner or had a certain status in life. Chautha Bharani and Bharani Panchami, the fourth and fifth lunar day respectively, are allocated for people deceased in the past year. Avidhava navami ("Unwidowed ninth"), the ninth lunar day, is for married women who died before their husband. Widowers invite Brahmin women as guests for their wife's shraddha. The twelfth lunar day is for children and ascetics who had renounced the worldly pleasures. The fourteenth day is known as Ghata chaturdashi or Ghayala chaturdashi, and is reserved for those people killed by arms, in war or suffered a violent death.</text:p>
          </table:table-cell>
          <table:table-cell/>
        </table:table-row>
        <table:table-row table:style-name="ro9">
          <table:table-cell table:number-columns-repeated="3"/>
          <table:table-cell office:value-type="string">
            <text:p>Sarvapitri amavasya ("all fathers' new moon day") is intended for all ancestors, irrespective of the lunar day they died. It is the most important day of the Pitru Paksha.[2][4] Those who have forgotten to perform shraddha can do so on this day. A shraddha ritual performed on this day is considered as fruitful as one conducted in the holy city of Gaya, which is seen as a special place to perform the rite, and hosts a fair during the Pitru Paksha period.</text:p>
          </table:table-cell>
          <table:table-cell/>
        </table:table-row>
        <table:table-row table:style-name="ro1">
          <table:table-cell table:style-name="Default" table:number-columns-repeated="5"/>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0.5in"/>
      <style:text-properties style:font-name="Liberation Sans" fo:language="en" fo:country="US" style:font-name-asian="Arial1"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WenQuanYi Zen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11in" fo:page-height="8.5in" style:num-format="1" style:print-orientation="landscape" style:shadow="none" fo:background-color="transparent" style:scale-to-X="1" style:scale-to-Y="1" style:writing-mode="lr-tb">
        <style:background-image/>
      </style:page-layout-properties>
      <style:header-style>
        <style:header-footer-properties fo:min-height="0.3in" fo:margin-left="0in" fo:margin-right="0in" fo:margin-bottom="0.1in"/>
      </style:header-style>
      <style:footer-style>
        <style:header-footer-properties fo:min-height="0.3in" fo:margin-left="0in" fo:margin-right="0in" fo:margin-top="0.1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4-18">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yan </meta:initial-creator>
    <meta:creation-date>2013-04-17T21:47:35</meta:creation-date>
    <dc:date>2013-04-18T15:53:31</dc:date>
    <dc:creator>Ryan </dc:creator>
    <meta:editing-duration>PT17H29M2S</meta:editing-duration>
    <meta:editing-cycles>11</meta:editing-cycles>
    <meta:generator>LibreOffice/3.5$Linux_X86_64 LibreOffice_project/350m1$Build-403</meta:generator>
    <meta:printed-by>Ryan </meta:printed-by>
    <meta:print-date>2013-04-18T15:41:00</meta:print-date>
    <meta:document-statistic meta:table-count="4" meta:cell-count="263" meta:object-count="0"/>
  </office:meta>
</office:document-meta>
</file>